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5177in" svg:height="6.3252in" svg:x="1.2291in" svg:y="3.7331in">
            <draw:object draw:notify-on-update-of-ranges="Sheet1.J11:Sheet1.J11 Sheet1.J12:Sheet1.J35 Sheet1.K11:Sheet1.K11 Sheet1.K12:Sheet1.K35 Sheet1.J11:Sheet1.J11 Sheet1.J12:Sheet1.J35 Sheet1.L11:Sheet1.L11 Sheet1.L12:Sheet1.L35 Sheet1.J11:Sheet1.J11 Sheet1.J12:Sheet1.J35 Sheet1.M11:Sheet1.M11 Sheet1.M12:Sheet1.M35 Sheet1.J11:Sheet1.J11 Sheet1.J12:Sheet1.J35 Sheet1.N11:Sheet1.N11 Sheet1.N12:Sheet1.N35 Sheet1.J11:Sheet1.J11 Sheet1.J12:Sheet1.J35 Sheet1.O11:Sheet1.O11 Sheet1.O12:Sheet1.O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 text:c="2"/>const double squ = x / (0.5 * FWHM);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 text:c="4"/>const double u = squ * squ;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 text:c="4"/>const double lu = u + 1;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 text:c="4"/>const double a = (1.0 - kurtosis) <text:s/>/ lu;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 text:c="4"/>const double b = kurtosis * (1.0 + 0.5 * u) <text:s/>/ ( lu + u * u);</text:p>
          </table:table-cell>
          <table:table-cell table:number-columns-repeated="15"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return (a + b) * (1 / (3.141592653589793 * 0.5 * FWHM));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urtosi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-0.5" calcext:value-type="float">
            <text:p>-0.5</text:p>
          </table:table-cell>
          <table:table-cell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whm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q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 = 0.75</text:p>
          </table:table-cell>
          <table:table-cell office:value-type="string" calcext:value-type="string">
            <text:p>K = 0 (pure Lorentzian)</text:p>
          </table:table-cell>
          <table:table-cell office:value-type="string" calcext:value-type="string">
            <text:p>True Gaussian</text:p>
          </table:table-cell>
          <table:table-cell office:value-type="string" calcext:value-type="string">
            <text:p>K = -0.5</text:p>
          </table:table-cell>
          <table:table-cell office:value-type="string" calcext:value-type="string">
            <text:p>K = 1.5</text:p>
          </table:table-cell>
          <table:table-cell/>
          <table:table-cell office:value-type="string" calcext:value-type="string">
            <text:p>from main.c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2]/(0.5*[.C$10])" office:value-type="float" office:value="0" calcext:value-type="float">
            <text:p>0</text:p>
          </table:table-cell>
          <table:table-cell table:formula="of:=[.C12]*[.C12]" office:value-type="float" office:value="0" calcext:value-type="float">
            <text:p>0</text:p>
          </table:table-cell>
          <table:table-cell table:formula="of:=1+[.D12]" office:value-type="float" office:value="1" calcext:value-type="float">
            <text:p>1</text:p>
          </table:table-cell>
          <table:table-cell table:formula="of:=(1-[.C$9])/[.E12]" office:value-type="float" office:value="0" calcext:value-type="float">
            <text:p>0</text:p>
          </table:table-cell>
          <table:table-cell table:formula="of:=[.C$9]*(1+0.5*[.D12])/([.E12]+[.D12]*[.D12])" office:value-type="float" office:value="1" calcext:value-type="float">
            <text:p>1</text:p>
          </table:table-cell>
          <table:table-cell table:formula="of:=([.G12]+[.F12])*(1/(PI()*0.5*[.C$10]))" office:value-type="float" office:value="0.318309886183791" calcext:value-type="float">
            <text:p>0.318309886183791</text:p>
          </table:table-cell>
          <table:table-cell/>
          <table:table-cell table:formula="of:=[.B12]+0" office:value-type="float" office:value="0" calcext:value-type="float">
            <text:p>0</text:p>
          </table:table-cell>
          <table:table-cell table:formula="of:=[.H12]+0" office:value-type="float" office:value="0.318309886183791" calcext:value-type="float">
            <text:p>0.318309886183791</text:p>
          </table:table-cell>
          <table:table-cell table:formula="of:=(1/(PI()*0.5*[.C$10]))/[.E12]" office:value-type="float" office:value="0.318309886183791" calcext:value-type="float">
            <text:p>0.318309886183791</text:p>
          </table:table-cell>
          <table:table-cell table:formula="of:=(1/(PI()*0.5*[.C$10]))*EXP(-[.D12]*LN(2))" office:value-type="float" office:value="0.318309886183791" calcext:value-type="float">
            <text:p>0.318309886183791</text:p>
          </table:table-cell>
          <table:table-cell table:formula="of:==([.N$9]*(1+0.5*[.$D12])/([.$E12]+[.$D12]*[.$D12])+(1-[.N$9])/[.$E12])*(1/(PI()*0.5*[.C$10]))" office:value-type="float" office:value="0.318309886183791" calcext:value-type="float">
            <text:p>0.318309886183791</text:p>
          </table:table-cell>
          <table:table-cell table:formula="of:==([.O$9]*(1+0.5*[.$D12])/([.$E12]+[.$D12]*[.$D12])+(1-[.O$9])/[.$E12])*(1/(PI()*0.5*[.C$10]))" office:value-type="float" office:value="0.318309886183791" calcext:value-type="float">
            <text:p>0.318309886183791</text:p>
          </table:table-cell>
          <table:table-cell/>
          <table:table-cell table:formula="of:=0.636619772367581 / ([.C$10] * (([.B12]/([.C$10]/2)) * ([.B12]/([.C$10]/2)) + 1))" office:value-type="float" office:value="0.318309886183791" calcext:value-type="float">
            <text:p>0.318309886183791</text:p>
          </table:table-cell>
          <table:table-cell table:formula="of:=[.Q12]-[.L12]" office:value-type="float" office:value="0" calcext:value-type="float">
            <text:p>0</text:p>
          </table:table-cell>
          <table:table-cell table:formula="of:=(0.636619772367581 / [.C$10]) * EXP(-[.B12] * [.B12] / (0.360673760222241 * [.C$10] * [.C$10]))" office:value-type="float" office:value="0.318309886183791" calcext:value-type="float">
            <text:p>0.318309886183791</text:p>
          </table:table-cell>
          <table:table-cell table:formula="of:=[.S12]-[.M12]" office:value-type="float" office:value="0" calcext:value-type="float">
            <text:p>0</text:p>
          </table:table-cell>
          <table:table-cell table:formula="of:=(0.636619772367581 / [.C$10]) * ((1 - [.C$9]) / ([.B12]/( [.C$10]/2) * [.B12]/( [.C$10]/2) + 1)  +  [.C$9] * (1 + 0.5 * [.B12]/( [.C$10]/2) * [.B12]/( [.C$10]/2)) / ( ([.B12]/( [.C$10]/2) * [.B12]/( [.C$10]/2) + 1) + [.B12]/( [.C$10]/2) * [.B12]/( [.C$10]/2) * [.B12]/( [.C$10]/2) * [.B12]/([.C$10] /2)))" office:value-type="float" office:value="0.318309886183791" calcext:value-type="float">
            <text:p>0.318309886183791</text:p>
          </table:table-cell>
          <table:table-cell table:formula="of:=[.U12]-[.K1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2]+0.05" office:value-type="float" office:value="0.05" calcext:value-type="float">
            <text:p>0.05</text:p>
          </table:table-cell>
          <table:table-cell table:formula="of:=[.B13]/(0.5*[.C$10])" office:value-type="float" office:value="0.05" calcext:value-type="float">
            <text:p>0.05</text:p>
          </table:table-cell>
          <table:table-cell table:formula="of:=[.C13]*[.C13]" office:value-type="float" office:value="0.0025" calcext:value-type="float">
            <text:p>0.0025</text:p>
          </table:table-cell>
          <table:table-cell table:formula="of:=1+[.D13]" office:value-type="float" office:value="1.0025" calcext:value-type="float">
            <text:p>1.0025</text:p>
          </table:table-cell>
          <table:table-cell table:formula="of:=(1-[.C$9])/[.E13]" office:value-type="float" office:value="0" calcext:value-type="float">
            <text:p>0</text:p>
          </table:table-cell>
          <table:table-cell table:formula="of:=[.C$9]*(1+0.5*[.D13])/([.E13]+[.D13]*[.D13])" office:value-type="float" office:value="0.99874689060542" calcext:value-type="float">
            <text:p>0.99874689060542</text:p>
          </table:table-cell>
          <table:table-cell table:formula="of:=([.G13]+[.F13])*(1/(PI()*0.5*[.C$10]))" office:value-type="float" office:value="0.317911009075026" calcext:value-type="float">
            <text:p>0.317911009075026</text:p>
          </table:table-cell>
          <table:table-cell/>
          <table:table-cell table:formula="of:=[.B13]+0" office:value-type="float" office:value="0.05" calcext:value-type="float">
            <text:p>0.05</text:p>
          </table:table-cell>
          <table:table-cell table:formula="of:=[.H13]+0" office:value-type="float" office:value="0.317911009075026" calcext:value-type="float">
            <text:p>0.317911009075026</text:p>
          </table:table-cell>
          <table:table-cell table:formula="of:=(1/(PI()*0.5*[.C$10]))/[.E13]" office:value-type="float" office:value="0.317516095943931" calcext:value-type="float">
            <text:p>0.317516095943931</text:p>
          </table:table-cell>
          <table:table-cell table:formula="of:=(1/(PI()*0.5*[.C$10]))*EXP(-[.D13]*LN(2))" office:value-type="float" office:value="0.317758774822924" calcext:value-type="float">
            <text:p>0.317758774822924</text:p>
          </table:table-cell>
          <table:table-cell table:formula="of:==([.N$9]*(1+0.5*[.$D13])/([.$E13]+[.$D13]*[.$D13])+(1-[.N$9])/[.$E13])*(1/(PI()*0.5*[.C$10]))" office:value-type="float" office:value="0.317318639378383" calcext:value-type="float">
            <text:p>0.317318639378383</text:p>
          </table:table-cell>
          <table:table-cell table:formula="of:==([.O$9]*(1+0.5*[.$D13])/([.$E13]+[.$D13]*[.$D13])+(1-[.O$9])/[.$E13])*(1/(PI()*0.5*[.C$10]))" office:value-type="float" office:value="0.318108465640574" calcext:value-type="float">
            <text:p>0.318108465640574</text:p>
          </table:table-cell>
          <table:table-cell/>
          <table:table-cell table:formula="of:=0.636619772367581 / ([.C$10] * (([.B13]/([.C$10]/2)) * ([.B13]/([.C$10]/2)) + 1))" office:value-type="float" office:value="0.317516095943931" calcext:value-type="float">
            <text:p>0.317516095943931</text:p>
          </table:table-cell>
          <table:table-cell table:formula="of:=[.Q13]-[.L13]" office:value-type="float" office:value="0" calcext:value-type="float">
            <text:p>0</text:p>
          </table:table-cell>
          <table:table-cell table:formula="of:=(0.636619772367581 / [.C$10]) * EXP(-[.B13] * [.B13] / (0.360673760222241 * [.C$10] * [.C$10]))" office:value-type="float" office:value="0.317758774822924" calcext:value-type="float">
            <text:p>0.317758774822924</text:p>
          </table:table-cell>
          <table:table-cell table:formula="of:=[.S13]-[.M13]" office:value-type="float" office:value="0" calcext:value-type="float">
            <text:p>0</text:p>
          </table:table-cell>
          <table:table-cell table:formula="of:=(0.636619772367581 / [.C$10]) * ((1 - [.C$9]) / ([.B13]/( [.C$10]/2) * [.B13]/( [.C$10]/2) + 1)  +  [.C$9] * (1 + 0.5 * [.B13]/( [.C$10]/2) * [.B13]/( [.C$10]/2)) / ( ([.B13]/( [.C$10]/2) * [.B13]/( [.C$10]/2) + 1) + [.B13]/( [.C$10]/2) * [.B13]/( [.C$10]/2) * [.B13]/( [.C$10]/2) * [.B13]/([.C$10] /2)))" office:value-type="float" office:value="0.317911009075026" calcext:value-type="float">
            <text:p>0.317911009075026</text:p>
          </table:table-cell>
          <table:table-cell table:formula="of:=[.U13]-[.K1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3]+0.05" office:value-type="float" office:value="0.1" calcext:value-type="float">
            <text:p>0.1</text:p>
          </table:table-cell>
          <table:table-cell table:formula="of:=[.B14]/(0.5*[.C$10])" office:value-type="float" office:value="0.1" calcext:value-type="float">
            <text:p>0.1</text:p>
          </table:table-cell>
          <table:table-cell table:formula="of:=[.C14]*[.C14]" office:value-type="float" office:value="0.01" calcext:value-type="float">
            <text:p>0.01</text:p>
          </table:table-cell>
          <table:table-cell table:formula="of:=1+[.D14]" office:value-type="float" office:value="1.01" calcext:value-type="float">
            <text:p>1.01</text:p>
          </table:table-cell>
          <table:table-cell table:formula="of:=(1-[.C$9])/[.E14]" office:value-type="float" office:value="0" calcext:value-type="float">
            <text:p>0</text:p>
          </table:table-cell>
          <table:table-cell table:formula="of:=[.C$9]*(1+0.5*[.D14])/([.E14]+[.D14]*[.D14])" office:value-type="float" office:value="0.994950994950995" calcext:value-type="float">
            <text:p>0.994950994950995</text:p>
          </table:table-cell>
          <table:table-cell table:formula="of:=([.G14]+[.F14])*(1/(PI()*0.5*[.C$10]))" office:value-type="float" office:value="0.3167027379613" calcext:value-type="float">
            <text:p>0.3167027379613</text:p>
          </table:table-cell>
          <table:table-cell/>
          <table:table-cell table:formula="of:=[.B14]+0" office:value-type="float" office:value="0.1" calcext:value-type="float">
            <text:p>0.1</text:p>
          </table:table-cell>
          <table:table-cell table:formula="of:=[.H14]+0" office:value-type="float" office:value="0.3167027379613" calcext:value-type="float">
            <text:p>0.3167027379613</text:p>
          </table:table-cell>
          <table:table-cell table:formula="of:=(1/(PI()*0.5*[.C$10]))/[.E14]" office:value-type="float" office:value="0.315158303152268" calcext:value-type="float">
            <text:p>0.315158303152268</text:p>
          </table:table-cell>
          <table:table-cell table:formula="of:=(1/(PI()*0.5*[.C$10]))*EXP(-[.D14]*LN(2))" office:value-type="float" office:value="0.31611115919254" calcext:value-type="float">
            <text:p>0.31611115919254</text:p>
          </table:table-cell>
          <table:table-cell table:formula="of:==([.N$9]*(1+0.5*[.$D14])/([.$E14]+[.$D14]*[.$D14])+(1-[.N$9])/[.$E14])*(1/(PI()*0.5*[.C$10]))" office:value-type="float" office:value="0.314386085747752" calcext:value-type="float">
            <text:p>0.314386085747752</text:p>
          </table:table-cell>
          <table:table-cell table:formula="of:==([.O$9]*(1+0.5*[.$D14])/([.$E14]+[.$D14]*[.$D14])+(1-[.O$9])/[.$E14])*(1/(PI()*0.5*[.C$10]))" office:value-type="float" office:value="0.317474955365817" calcext:value-type="float">
            <text:p>0.317474955365817</text:p>
          </table:table-cell>
          <table:table-cell/>
          <table:table-cell table:formula="of:=0.636619772367581 / ([.C$10] * (([.B14]/([.C$10]/2)) * ([.B14]/([.C$10]/2)) + 1))" office:value-type="float" office:value="0.315158303152268" calcext:value-type="float">
            <text:p>0.315158303152268</text:p>
          </table:table-cell>
          <table:table-cell table:formula="of:=[.Q14]-[.L14]" office:value-type="float" office:value="0" calcext:value-type="float">
            <text:p>0</text:p>
          </table:table-cell>
          <table:table-cell table:formula="of:=(0.636619772367581 / [.C$10]) * EXP(-[.B14] * [.B14] / (0.360673760222241 * [.C$10] * [.C$10]))" office:value-type="float" office:value="0.31611115919254" calcext:value-type="float">
            <text:p>0.31611115919254</text:p>
          </table:table-cell>
          <table:table-cell table:formula="of:=[.S14]-[.M14]" office:value-type="float" office:value="0" calcext:value-type="float">
            <text:p>0</text:p>
          </table:table-cell>
          <table:table-cell table:formula="of:=(0.636619772367581 / [.C$10]) * ((1 - [.C$9]) / ([.B14]/( [.C$10]/2) * [.B14]/( [.C$10]/2) + 1)  +  [.C$9] * (1 + 0.5 * [.B14]/( [.C$10]/2) * [.B14]/( [.C$10]/2)) / ( ([.B14]/( [.C$10]/2) * [.B14]/( [.C$10]/2) + 1) + [.B14]/( [.C$10]/2) * [.B14]/( [.C$10]/2) * [.B14]/( [.C$10]/2) * [.B14]/([.C$10] /2)))" office:value-type="float" office:value="0.3167027379613" calcext:value-type="float">
            <text:p>0.3167027379613</text:p>
          </table:table-cell>
          <table:table-cell table:formula="of:=[.U14]-[.K1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]+0.05" office:value-type="float" office:value="0.15" calcext:value-type="float">
            <text:p>0.15</text:p>
          </table:table-cell>
          <table:table-cell table:formula="of:=[.B15]/(0.5*[.C$10])" office:value-type="float" office:value="0.15" calcext:value-type="float">
            <text:p>0.15</text:p>
          </table:table-cell>
          <table:table-cell table:formula="of:=[.C15]*[.C15]" office:value-type="float" office:value="0.0225" calcext:value-type="float">
            <text:p>0.0225</text:p>
          </table:table-cell>
          <table:table-cell table:formula="of:=1+[.D15]" office:value-type="float" office:value="1.0225" calcext:value-type="float">
            <text:p>1.0225</text:p>
          </table:table-cell>
          <table:table-cell table:formula="of:=(1-[.C$9])/[.E15]" office:value-type="float" office:value="0" calcext:value-type="float">
            <text:p>0</text:p>
          </table:table-cell>
          <table:table-cell table:formula="of:=[.C$9]*(1+0.5*[.D15])/([.E15]+[.D15]*[.D15])" office:value-type="float" office:value="0.988508134725472" calcext:value-type="float">
            <text:p>0.988508134725472</text:p>
          </table:table-cell>
          <table:table-cell table:formula="of:=([.G15]+[.F15])*(1/(PI()*0.5*[.C$10]))" office:value-type="float" office:value="0.314651911856216" calcext:value-type="float">
            <text:p>0.314651911856216</text:p>
          </table:table-cell>
          <table:table-cell/>
          <table:table-cell table:formula="of:=[.B15]+0" office:value-type="float" office:value="0.15" calcext:value-type="float">
            <text:p>0.15</text:p>
          </table:table-cell>
          <table:table-cell table:formula="of:=[.H15]+0" office:value-type="float" office:value="0.314651911856216" calcext:value-type="float">
            <text:p>0.314651911856216</text:p>
          </table:table-cell>
          <table:table-cell table:formula="of:=(1/(PI()*0.5*[.C$10]))/[.E15]" office:value-type="float" office:value="0.311305512160187" calcext:value-type="float">
            <text:p>0.311305512160187</text:p>
          </table:table-cell>
          <table:table-cell table:formula="of:=(1/(PI()*0.5*[.C$10]))*EXP(-[.D15]*LN(2))" office:value-type="float" office:value="0.313384095870109" calcext:value-type="float">
            <text:p>0.313384095870109</text:p>
          </table:table-cell>
          <table:table-cell table:formula="of:==([.N$9]*(1+0.5*[.$D15])/([.$E15]+[.$D15]*[.$D15])+(1-[.N$9])/[.$E15])*(1/(PI()*0.5*[.C$10]))" office:value-type="float" office:value="0.309632312312172" calcext:value-type="float">
            <text:p>0.309632312312172</text:p>
          </table:table-cell>
          <table:table-cell table:formula="of:==([.O$9]*(1+0.5*[.$D15])/([.$E15]+[.$D15]*[.$D15])+(1-[.O$9])/[.$E15])*(1/(PI()*0.5*[.C$10]))" office:value-type="float" office:value="0.316325111704231" calcext:value-type="float">
            <text:p>0.316325111704231</text:p>
          </table:table-cell>
          <table:table-cell/>
          <table:table-cell table:formula="of:=0.636619772367581 / ([.C$10] * (([.B15]/([.C$10]/2)) * ([.B15]/([.C$10]/2)) + 1))" office:value-type="float" office:value="0.311305512160187" calcext:value-type="float">
            <text:p>0.311305512160187</text:p>
          </table:table-cell>
          <table:table-cell table:formula="of:=[.Q15]-[.L15]" office:value-type="float" office:value="0" calcext:value-type="float">
            <text:p>0</text:p>
          </table:table-cell>
          <table:table-cell table:formula="of:=(0.636619772367581 / [.C$10]) * EXP(-[.B15] * [.B15] / (0.360673760222241 * [.C$10] * [.C$10]))" office:value-type="float" office:value="0.313384095870109" calcext:value-type="float">
            <text:p>0.313384095870109</text:p>
          </table:table-cell>
          <table:table-cell table:formula="of:=[.S15]-[.M15]" office:value-type="float" office:value="0" calcext:value-type="float">
            <text:p>0</text:p>
          </table:table-cell>
          <table:table-cell table:formula="of:=(0.636619772367581 / [.C$10]) * ((1 - [.C$9]) / ([.B15]/( [.C$10]/2) * [.B15]/( [.C$10]/2) + 1)  +  [.C$9] * (1 + 0.5 * [.B15]/( [.C$10]/2) * [.B15]/( [.C$10]/2)) / ( ([.B15]/( [.C$10]/2) * [.B15]/( [.C$10]/2) + 1) + [.B15]/( [.C$10]/2) * [.B15]/( [.C$10]/2) * [.B15]/( [.C$10]/2) * [.B15]/([.C$10] /2)))" office:value-type="float" office:value="0.314651911856216" calcext:value-type="float">
            <text:p>0.314651911856216</text:p>
          </table:table-cell>
          <table:table-cell table:formula="of:=[.U15]-[.K1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5]+0.05" office:value-type="float" office:value="0.2" calcext:value-type="float">
            <text:p>0.2</text:p>
          </table:table-cell>
          <table:table-cell table:formula="of:=[.B16]/(0.5*[.C$10])" office:value-type="float" office:value="0.2" calcext:value-type="float">
            <text:p>0.2</text:p>
          </table:table-cell>
          <table:table-cell table:formula="of:=[.C16]*[.C16]" office:value-type="float" office:value="0.04" calcext:value-type="float">
            <text:p>0.04</text:p>
          </table:table-cell>
          <table:table-cell table:formula="of:=1+[.D16]" office:value-type="float" office:value="1.04" calcext:value-type="float">
            <text:p>1.04</text:p>
          </table:table-cell>
          <table:table-cell table:formula="of:=(1-[.C$9])/[.E16]" office:value-type="float" office:value="0" calcext:value-type="float">
            <text:p>0</text:p>
          </table:table-cell>
          <table:table-cell table:formula="of:=[.C$9]*(1+0.5*[.D16])/([.E16]+[.D16]*[.D16])" office:value-type="float" office:value="0.97926267281106" calcext:value-type="float">
            <text:p>0.97926267281106</text:p>
          </table:table-cell>
          <table:table-cell table:formula="of:=([.G16]+[.F16])*(1/(PI()*0.5*[.C$10]))" office:value-type="float" office:value="0.311708989926523" calcext:value-type="float">
            <text:p>0.311708989926523</text:p>
          </table:table-cell>
          <table:table-cell/>
          <table:table-cell table:formula="of:=[.B16]+0" office:value-type="float" office:value="0.2" calcext:value-type="float">
            <text:p>0.2</text:p>
          </table:table-cell>
          <table:table-cell table:formula="of:=[.H16]+0" office:value-type="float" office:value="0.311708989926523" calcext:value-type="float">
            <text:p>0.311708989926523</text:p>
          </table:table-cell>
          <table:table-cell table:formula="of:=(1/(PI()*0.5*[.C$10]))/[.E16]" office:value-type="float" office:value="0.306067198253645" calcext:value-type="float">
            <text:p>0.306067198253645</text:p>
          </table:table-cell>
          <table:table-cell table:formula="of:=(1/(PI()*0.5*[.C$10]))*EXP(-[.D16]*LN(2))" office:value-type="float" office:value="0.309605685606906" calcext:value-type="float">
            <text:p>0.309605685606906</text:p>
          </table:table-cell>
          <table:table-cell table:formula="of:==([.N$9]*(1+0.5*[.$D16])/([.$E16]+[.$D16]*[.$D16])+(1-[.N$9])/[.$E16])*(1/(PI()*0.5*[.C$10]))" office:value-type="float" office:value="0.303246302417206" calcext:value-type="float">
            <text:p>0.303246302417206</text:p>
          </table:table-cell>
          <table:table-cell table:formula="of:==([.O$9]*(1+0.5*[.$D16])/([.$E16]+[.$D16]*[.$D16])+(1-[.O$9])/[.$E16])*(1/(PI()*0.5*[.C$10]))" office:value-type="float" office:value="0.314529885762962" calcext:value-type="float">
            <text:p>0.314529885762962</text:p>
          </table:table-cell>
          <table:table-cell/>
          <table:table-cell table:formula="of:=0.636619772367581 / ([.C$10] * (([.B16]/([.C$10]/2)) * ([.B16]/([.C$10]/2)) + 1))" office:value-type="float" office:value="0.306067198253645" calcext:value-type="float">
            <text:p>0.306067198253645</text:p>
          </table:table-cell>
          <table:table-cell table:formula="of:=[.Q16]-[.L16]" office:value-type="float" office:value="0" calcext:value-type="float">
            <text:p>0</text:p>
          </table:table-cell>
          <table:table-cell table:formula="of:=(0.636619772367581 / [.C$10]) * EXP(-[.B16] * [.B16] / (0.360673760222241 * [.C$10] * [.C$10]))" office:value-type="float" office:value="0.309605685606906" calcext:value-type="float">
            <text:p>0.309605685606906</text:p>
          </table:table-cell>
          <table:table-cell table:formula="of:=[.S16]-[.M16]" office:value-type="float" office:value="0" calcext:value-type="float">
            <text:p>0</text:p>
          </table:table-cell>
          <table:table-cell table:formula="of:=(0.636619772367581 / [.C$10]) * ((1 - [.C$9]) / ([.B16]/( [.C$10]/2) * [.B16]/( [.C$10]/2) + 1)  +  [.C$9] * (1 + 0.5 * [.B16]/( [.C$10]/2) * [.B16]/( [.C$10]/2)) / ( ([.B16]/( [.C$10]/2) * [.B16]/( [.C$10]/2) + 1) + [.B16]/( [.C$10]/2) * [.B16]/( [.C$10]/2) * [.B16]/( [.C$10]/2) * [.B16]/([.C$10] /2)))" office:value-type="float" office:value="0.311708989926523" calcext:value-type="float">
            <text:p>0.311708989926523</text:p>
          </table:table-cell>
          <table:table-cell table:formula="of:=[.U16]-[.K1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6]+0.05" office:value-type="float" office:value="0.25" calcext:value-type="float">
            <text:p>0.25</text:p>
          </table:table-cell>
          <table:table-cell table:formula="of:=[.B17]/(0.5*[.C$10])" office:value-type="float" office:value="0.25" calcext:value-type="float">
            <text:p>0.25</text:p>
          </table:table-cell>
          <table:table-cell table:formula="of:=[.C17]*[.C17]" office:value-type="float" office:value="0.0625" calcext:value-type="float">
            <text:p>0.0625</text:p>
          </table:table-cell>
          <table:table-cell table:formula="of:=1+[.D17]" office:value-type="float" office:value="1.0625" calcext:value-type="float">
            <text:p>1.0625</text:p>
          </table:table-cell>
          <table:table-cell table:formula="of:=(1-[.C$9])/[.E17]" office:value-type="float" office:value="0" calcext:value-type="float">
            <text:p>0</text:p>
          </table:table-cell>
          <table:table-cell table:formula="of:=[.C$9]*(1+0.5*[.D17])/([.E17]+[.D17]*[.D17])" office:value-type="float" office:value="0.967032967032967" calcext:value-type="float">
            <text:p>0.967032967032967</text:p>
          </table:table-cell>
          <table:table-cell table:formula="of:=([.G17]+[.F17])*(1/(PI()*0.5*[.C$10]))" office:value-type="float" office:value="0.307816153672237" calcext:value-type="float">
            <text:p>0.307816153672237</text:p>
          </table:table-cell>
          <table:table-cell/>
          <table:table-cell table:formula="of:=[.B17]+0" office:value-type="float" office:value="0.25" calcext:value-type="float">
            <text:p>0.25</text:p>
          </table:table-cell>
          <table:table-cell table:formula="of:=[.H17]+0" office:value-type="float" office:value="0.307816153672237" calcext:value-type="float">
            <text:p>0.307816153672237</text:p>
          </table:table-cell>
          <table:table-cell table:formula="of:=(1/(PI()*0.5*[.C$10]))/[.E17]" office:value-type="float" office:value="0.299585775231803" calcext:value-type="float">
            <text:p>0.299585775231803</text:p>
          </table:table-cell>
          <table:table-cell table:formula="of:=(1/(PI()*0.5*[.C$10]))*EXP(-[.D17]*LN(2))" office:value-type="float" office:value="0.304814591288388" calcext:value-type="float">
            <text:p>0.304814591288388</text:p>
          </table:table-cell>
          <table:table-cell table:formula="of:==([.N$9]*(1+0.5*[.$D17])/([.$E17]+[.$D17]*[.$D17])+(1-[.N$9])/[.$E17])*(1/(PI()*0.5*[.C$10]))" office:value-type="float" office:value="0.295470586011586" calcext:value-type="float">
            <text:p>0.295470586011586</text:p>
          </table:table-cell>
          <table:table-cell table:formula="of:==([.O$9]*(1+0.5*[.$D17])/([.$E17]+[.$D17]*[.$D17])+(1-[.O$9])/[.$E17])*(1/(PI()*0.5*[.C$10]))" office:value-type="float" office:value="0.311931342892454" calcext:value-type="float">
            <text:p>0.311931342892454</text:p>
          </table:table-cell>
          <table:table-cell/>
          <table:table-cell table:formula="of:=0.636619772367581 / ([.C$10] * (([.B17]/([.C$10]/2)) * ([.B17]/([.C$10]/2)) + 1))" office:value-type="float" office:value="0.299585775231803" calcext:value-type="float">
            <text:p>0.299585775231803</text:p>
          </table:table-cell>
          <table:table-cell table:formula="of:=[.Q17]-[.L17]" office:value-type="float" office:value="0" calcext:value-type="float">
            <text:p>0</text:p>
          </table:table-cell>
          <table:table-cell table:formula="of:=(0.636619772367581 / [.C$10]) * EXP(-[.B17] * [.B17] / (0.360673760222241 * [.C$10] * [.C$10]))" office:value-type="float" office:value="0.304814591288388" calcext:value-type="float">
            <text:p>0.304814591288388</text:p>
          </table:table-cell>
          <table:table-cell table:formula="of:=[.S17]-[.M17]" office:value-type="float" office:value="0" calcext:value-type="float">
            <text:p>0</text:p>
          </table:table-cell>
          <table:table-cell table:formula="of:=(0.636619772367581 / [.C$10]) * ((1 - [.C$9]) / ([.B17]/( [.C$10]/2) * [.B17]/( [.C$10]/2) + 1)  +  [.C$9] * (1 + 0.5 * [.B17]/( [.C$10]/2) * [.B17]/( [.C$10]/2)) / ( ([.B17]/( [.C$10]/2) * [.B17]/( [.C$10]/2) + 1) + [.B17]/( [.C$10]/2) * [.B17]/( [.C$10]/2) * [.B17]/( [.C$10]/2) * [.B17]/([.C$10] /2)))" office:value-type="float" office:value="0.307816153672237" calcext:value-type="float">
            <text:p>0.307816153672237</text:p>
          </table:table-cell>
          <table:table-cell table:formula="of:=[.U17]-[.K1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]+0.05" office:value-type="float" office:value="0.3" calcext:value-type="float">
            <text:p>0.3</text:p>
          </table:table-cell>
          <table:table-cell table:formula="of:=[.B18]/(0.5*[.C$10])" office:value-type="float" office:value="0.3" calcext:value-type="float">
            <text:p>0.3</text:p>
          </table:table-cell>
          <table:table-cell table:formula="of:=[.C18]*[.C18]" office:value-type="float" office:value="0.09" calcext:value-type="float">
            <text:p>0.09</text:p>
          </table:table-cell>
          <table:table-cell table:formula="of:=1+[.D18]" office:value-type="float" office:value="1.09" calcext:value-type="float">
            <text:p>1.09</text:p>
          </table:table-cell>
          <table:table-cell table:formula="of:=(1-[.C$9])/[.E18]" office:value-type="float" office:value="0" calcext:value-type="float">
            <text:p>0</text:p>
          </table:table-cell>
          <table:table-cell table:formula="of:=[.C$9]*(1+0.5*[.D18])/([.E18]+[.D18]*[.D18])" office:value-type="float" office:value="0.951643748292505" calcext:value-type="float">
            <text:p>0.951643748292505</text:p>
          </table:table-cell>
          <table:table-cell table:formula="of:=([.G18]+[.F18])*(1/(PI()*0.5*[.C$10]))" office:value-type="float" office:value="0.302917613206503" calcext:value-type="float">
            <text:p>0.302917613206503</text:p>
          </table:table-cell>
          <table:table-cell/>
          <table:table-cell table:formula="of:=[.B18]+0" office:value-type="float" office:value="0.3" calcext:value-type="float">
            <text:p>0.3</text:p>
          </table:table-cell>
          <table:table-cell table:formula="of:=[.H18]+0" office:value-type="float" office:value="0.302917613206503" calcext:value-type="float">
            <text:p>0.302917613206503</text:p>
          </table:table-cell>
          <table:table-cell table:formula="of:=(1/(PI()*0.5*[.C$10]))/[.E18]" office:value-type="float" office:value="0.292027418517239" calcext:value-type="float">
            <text:p>0.292027418517239</text:p>
          </table:table-cell>
          <table:table-cell table:formula="of:=(1/(PI()*0.5*[.C$10]))*EXP(-[.D18]*LN(2))" office:value-type="float" office:value="0.299059379369394" calcext:value-type="float">
            <text:p>0.299059379369394</text:p>
          </table:table-cell>
          <table:table-cell table:formula="of:==([.N$9]*(1+0.5*[.$D18])/([.$E18]+[.$D18]*[.$D18])+(1-[.N$9])/[.$E18])*(1/(PI()*0.5*[.C$10]))" office:value-type="float" office:value="0.286582321172607" calcext:value-type="float">
            <text:p>0.286582321172607</text:p>
          </table:table-cell>
          <table:table-cell table:formula="of:==([.O$9]*(1+0.5*[.$D18])/([.$E18]+[.$D18]*[.$D18])+(1-[.O$9])/[.$E18])*(1/(PI()*0.5*[.C$10]))" office:value-type="float" office:value="0.308362710551135" calcext:value-type="float">
            <text:p>0.308362710551135</text:p>
          </table:table-cell>
          <table:table-cell/>
          <table:table-cell table:formula="of:=0.636619772367581 / ([.C$10] * (([.B18]/([.C$10]/2)) * ([.B18]/([.C$10]/2)) + 1))" office:value-type="float" office:value="0.292027418517239" calcext:value-type="float">
            <text:p>0.292027418517239</text:p>
          </table:table-cell>
          <table:table-cell table:formula="of:=[.Q18]-[.L18]" office:value-type="float" office:value="0" calcext:value-type="float">
            <text:p>0</text:p>
          </table:table-cell>
          <table:table-cell table:formula="of:=(0.636619772367581 / [.C$10]) * EXP(-[.B18] * [.B18] / (0.360673760222241 * [.C$10] * [.C$10]))" office:value-type="float" office:value="0.299059379369394" calcext:value-type="float">
            <text:p>0.299059379369394</text:p>
          </table:table-cell>
          <table:table-cell table:formula="of:=[.S18]-[.M18]" office:value-type="float" office:value="0" calcext:value-type="float">
            <text:p>0</text:p>
          </table:table-cell>
          <table:table-cell table:formula="of:=(0.636619772367581 / [.C$10]) * ((1 - [.C$9]) / ([.B18]/( [.C$10]/2) * [.B18]/( [.C$10]/2) + 1)  +  [.C$9] * (1 + 0.5 * [.B18]/( [.C$10]/2) * [.B18]/( [.C$10]/2)) / ( ([.B18]/( [.C$10]/2) * [.B18]/( [.C$10]/2) + 1) + [.B18]/( [.C$10]/2) * [.B18]/( [.C$10]/2) * [.B18]/( [.C$10]/2) * [.B18]/([.C$10] /2)))" office:value-type="float" office:value="0.302917613206503" calcext:value-type="float">
            <text:p>0.302917613206503</text:p>
          </table:table-cell>
          <table:table-cell table:formula="of:=[.U18]-[.K1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+0.05" office:value-type="float" office:value="0.35" calcext:value-type="float">
            <text:p>0.35</text:p>
          </table:table-cell>
          <table:table-cell table:formula="of:=[.B19]/(0.5*[.C$10])" office:value-type="float" office:value="0.35" calcext:value-type="float">
            <text:p>0.35</text:p>
          </table:table-cell>
          <table:table-cell table:formula="of:=[.C19]*[.C19]" office:value-type="float" office:value="0.1225" calcext:value-type="float">
            <text:p>0.1225</text:p>
          </table:table-cell>
          <table:table-cell table:formula="of:=1+[.D19]" office:value-type="float" office:value="1.1225" calcext:value-type="float">
            <text:p>1.1225</text:p>
          </table:table-cell>
          <table:table-cell table:formula="of:=(1-[.C$9])/[.E19]" office:value-type="float" office:value="0" calcext:value-type="float">
            <text:p>0</text:p>
          </table:table-cell>
          <table:table-cell table:formula="of:=[.C$9]*(1+0.5*[.D19])/([.E19]+[.D19]*[.D19])" office:value-type="float" office:value="0.93296190680271" calcext:value-type="float">
            <text:p>0.93296190680271</text:p>
          </table:table-cell>
          <table:table-cell table:formula="of:=([.G19]+[.F19])*(1/(PI()*0.5*[.C$10]))" office:value-type="float" office:value="0.296970998368183" calcext:value-type="float">
            <text:p>0.296970998368183</text:p>
          </table:table-cell>
          <table:table-cell/>
          <table:table-cell table:formula="of:=[.B19]+0" office:value-type="float" office:value="0.35" calcext:value-type="float">
            <text:p>0.35</text:p>
          </table:table-cell>
          <table:table-cell table:formula="of:=[.H19]+0" office:value-type="float" office:value="0.296970998368183" calcext:value-type="float">
            <text:p>0.296970998368183</text:p>
          </table:table-cell>
          <table:table-cell table:formula="of:=(1/(PI()*0.5*[.C$10]))/[.E19]" office:value-type="float" office:value="0.28357228167821" calcext:value-type="float">
            <text:p>0.28357228167821</text:p>
          </table:table-cell>
          <table:table-cell table:formula="of:=(1/(PI()*0.5*[.C$10]))*EXP(-[.D19]*LN(2))" office:value-type="float" office:value="0.292397700469746" calcext:value-type="float">
            <text:p>0.292397700469746</text:p>
          </table:table-cell>
          <table:table-cell table:formula="of:==([.N$9]*(1+0.5*[.$D19])/([.$E19]+[.$D19]*[.$D19])+(1-[.N$9])/[.$E19])*(1/(PI()*0.5*[.C$10]))" office:value-type="float" office:value="0.276872923333224" calcext:value-type="float">
            <text:p>0.276872923333224</text:p>
          </table:table-cell>
          <table:table-cell table:formula="of:==([.O$9]*(1+0.5*[.$D19])/([.$E19]+[.$D19]*[.$D19])+(1-[.O$9])/[.$E19])*(1/(PI()*0.5*[.C$10]))" office:value-type="float" office:value="0.303670356713169" calcext:value-type="float">
            <text:p>0.303670356713169</text:p>
          </table:table-cell>
          <table:table-cell/>
          <table:table-cell table:formula="of:=0.636619772367581 / ([.C$10] * (([.B19]/([.C$10]/2)) * ([.B19]/([.C$10]/2)) + 1))" office:value-type="float" office:value="0.28357228167821" calcext:value-type="float">
            <text:p>0.28357228167821</text:p>
          </table:table-cell>
          <table:table-cell table:formula="of:=[.Q19]-[.L19]" office:value-type="float" office:value="0" calcext:value-type="float">
            <text:p>0</text:p>
          </table:table-cell>
          <table:table-cell table:formula="of:=(0.636619772367581 / [.C$10]) * EXP(-[.B19] * [.B19] / (0.360673760222241 * [.C$10] * [.C$10]))" office:value-type="float" office:value="0.292397700469746" calcext:value-type="float">
            <text:p>0.292397700469746</text:p>
          </table:table-cell>
          <table:table-cell table:formula="of:=[.S19]-[.M19]" office:value-type="float" office:value="0" calcext:value-type="float">
            <text:p>0</text:p>
          </table:table-cell>
          <table:table-cell table:formula="of:=(0.636619772367581 / [.C$10]) * ((1 - [.C$9]) / ([.B19]/( [.C$10]/2) * [.B19]/( [.C$10]/2) + 1)  +  [.C$9] * (1 + 0.5 * [.B19]/( [.C$10]/2) * [.B19]/( [.C$10]/2)) / ( ([.B19]/( [.C$10]/2) * [.B19]/( [.C$10]/2) + 1) + [.B19]/( [.C$10]/2) * [.B19]/( [.C$10]/2) * [.B19]/( [.C$10]/2) * [.B19]/([.C$10] /2)))" office:value-type="float" office:value="0.296970998368183" calcext:value-type="float">
            <text:p>0.296970998368183</text:p>
          </table:table-cell>
          <table:table-cell table:formula="of:=[.U19]-[.K1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+0.05" office:value-type="float" office:value="0.4" calcext:value-type="float">
            <text:p>0.4</text:p>
          </table:table-cell>
          <table:table-cell table:formula="of:=[.B20]/(0.5*[.C$10])" office:value-type="float" office:value="0.4" calcext:value-type="float">
            <text:p>0.4</text:p>
          </table:table-cell>
          <table:table-cell table:formula="of:=[.C20]*[.C20]" office:value-type="float" office:value="0.16" calcext:value-type="float">
            <text:p>0.16</text:p>
          </table:table-cell>
          <table:table-cell table:formula="of:=1+[.D20]" office:value-type="float" office:value="1.16" calcext:value-type="float">
            <text:p>1.16</text:p>
          </table:table-cell>
          <table:table-cell table:formula="of:=(1-[.C$9])/[.E20]" office:value-type="float" office:value="0" calcext:value-type="float">
            <text:p>0</text:p>
          </table:table-cell>
          <table:table-cell table:formula="of:=[.C$9]*(1+0.5*[.D20])/([.E20]+[.D20]*[.D20])" office:value-type="float" office:value="0.910931174089069" calcext:value-type="float">
            <text:p>0.910931174089069</text:p>
          </table:table-cell>
          <table:table-cell table:formula="of:=([.G20]+[.F20])*(1/(PI()*0.5*[.C$10]))" office:value-type="float" office:value="0.289958398345558" calcext:value-type="float">
            <text:p>0.289958398345558</text:p>
          </table:table-cell>
          <table:table-cell/>
          <table:table-cell table:formula="of:=[.B20]+0" office:value-type="float" office:value="0.4" calcext:value-type="float">
            <text:p>0.4</text:p>
          </table:table-cell>
          <table:table-cell table:formula="of:=[.H20]+0" office:value-type="float" office:value="0.289958398345558" calcext:value-type="float">
            <text:p>0.289958398345558</text:p>
          </table:table-cell>
          <table:table-cell table:formula="of:=(1/(PI()*0.5*[.C$10]))/[.E20]" office:value-type="float" office:value="0.274405074296371" calcext:value-type="float">
            <text:p>0.274405074296371</text:p>
          </table:table-cell>
          <table:table-cell table:formula="of:=(1/(PI()*0.5*[.C$10]))*EXP(-[.D20]*LN(2))" office:value-type="float" office:value="0.284895328458722" calcext:value-type="float">
            <text:p>0.284895328458722</text:p>
          </table:table-cell>
          <table:table-cell table:formula="of:==([.N$9]*(1+0.5*[.$D20])/([.$E20]+[.$D20]*[.$D20])+(1-[.N$9])/[.$E20])*(1/(PI()*0.5*[.C$10]))" office:value-type="float" office:value="0.266628412271778" calcext:value-type="float">
            <text:p>0.266628412271778</text:p>
          </table:table-cell>
          <table:table-cell table:formula="of:==([.O$9]*(1+0.5*[.$D20])/([.$E20]+[.$D20]*[.$D20])+(1-[.O$9])/[.$E20])*(1/(PI()*0.5*[.C$10]))" office:value-type="float" office:value="0.297735060370152" calcext:value-type="float">
            <text:p>0.297735060370152</text:p>
          </table:table-cell>
          <table:table-cell/>
          <table:table-cell table:formula="of:=0.636619772367581 / ([.C$10] * (([.B20]/([.C$10]/2)) * ([.B20]/([.C$10]/2)) + 1))" office:value-type="float" office:value="0.274405074296371" calcext:value-type="float">
            <text:p>0.274405074296371</text:p>
          </table:table-cell>
          <table:table-cell table:formula="of:=[.Q20]-[.L20]" office:value-type="float" office:value="0" calcext:value-type="float">
            <text:p>0</text:p>
          </table:table-cell>
          <table:table-cell table:formula="of:=(0.636619772367581 / [.C$10]) * EXP(-[.B20] * [.B20] / (0.360673760222241 * [.C$10] * [.C$10]))" office:value-type="float" office:value="0.284895328458722" calcext:value-type="float">
            <text:p>0.284895328458722</text:p>
          </table:table-cell>
          <table:table-cell table:formula="of:=[.S20]-[.M20]" office:value-type="float" office:value="0" calcext:value-type="float">
            <text:p>0</text:p>
          </table:table-cell>
          <table:table-cell table:formula="of:=(0.636619772367581 / [.C$10]) * ((1 - [.C$9]) / ([.B20]/( [.C$10]/2) * [.B20]/( [.C$10]/2) + 1)  +  [.C$9] * (1 + 0.5 * [.B20]/( [.C$10]/2) * [.B20]/( [.C$10]/2)) / ( ([.B20]/( [.C$10]/2) * [.B20]/( [.C$10]/2) + 1) + [.B20]/( [.C$10]/2) * [.B20]/( [.C$10]/2) * [.B20]/( [.C$10]/2) * [.B20]/([.C$10] /2)))" office:value-type="float" office:value="0.289958398345558" calcext:value-type="float">
            <text:p>0.289958398345558</text:p>
          </table:table-cell>
          <table:table-cell table:formula="of:=[.U20]-[.K2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0]+0.05" office:value-type="float" office:value="0.45" calcext:value-type="float">
            <text:p>0.45</text:p>
          </table:table-cell>
          <table:table-cell table:formula="of:=[.B21]/(0.5*[.C$10])" office:value-type="float" office:value="0.45" calcext:value-type="float">
            <text:p>0.45</text:p>
          </table:table-cell>
          <table:table-cell table:formula="of:=[.C21]*[.C21]" office:value-type="float" office:value="0.2025" calcext:value-type="float">
            <text:p>0.2025</text:p>
          </table:table-cell>
          <table:table-cell table:formula="of:=1+[.D21]" office:value-type="float" office:value="1.2025" calcext:value-type="float">
            <text:p>1.2025</text:p>
          </table:table-cell>
          <table:table-cell table:formula="of:=(1-[.C$9])/[.E21]" office:value-type="float" office:value="0" calcext:value-type="float">
            <text:p>0</text:p>
          </table:table-cell>
          <table:table-cell table:formula="of:=[.C$9]*(1+0.5*[.D21])/([.E21]+[.D21]*[.D21])" office:value-type="float" office:value="0.885600695613714" calcext:value-type="float">
            <text:p>0.885600695613714</text:p>
          </table:table-cell>
          <table:table-cell table:formula="of:=([.G21]+[.F21])*(1/(PI()*0.5*[.C$10]))" office:value-type="float" office:value="0.281895456625087" calcext:value-type="float">
            <text:p>0.281895456625087</text:p>
          </table:table-cell>
          <table:table-cell/>
          <table:table-cell table:formula="of:=[.B21]+0" office:value-type="float" office:value="0.45" calcext:value-type="float">
            <text:p>0.45</text:p>
          </table:table-cell>
          <table:table-cell table:formula="of:=[.H21]+0" office:value-type="float" office:value="0.281895456625087" calcext:value-type="float">
            <text:p>0.281895456625087</text:p>
          </table:table-cell>
          <table:table-cell table:formula="of:=(1/(PI()*0.5*[.C$10]))/[.E21]" office:value-type="float" office:value="0.264706766057206" calcext:value-type="float">
            <text:p>0.264706766057206</text:p>
          </table:table-cell>
          <table:table-cell table:formula="of:=(1/(PI()*0.5*[.C$10]))*EXP(-[.D21]*LN(2))" office:value-type="float" office:value="0.276625080414383" calcext:value-type="float">
            <text:p>0.276625080414383</text:p>
          </table:table-cell>
          <table:table-cell table:formula="of:==([.N$9]*(1+0.5*[.$D21])/([.$E21]+[.$D21]*[.$D21])+(1-[.N$9])/[.$E21])*(1/(PI()*0.5*[.C$10]))" office:value-type="float" office:value="0.256112420773266" calcext:value-type="float">
            <text:p>0.256112420773266</text:p>
          </table:table-cell>
          <table:table-cell table:formula="of:==([.O$9]*(1+0.5*[.$D21])/([.$E21]+[.$D21]*[.$D21])+(1-[.O$9])/[.$E21])*(1/(PI()*0.5*[.C$10]))" office:value-type="float" office:value="0.290489801909027" calcext:value-type="float">
            <text:p>0.290489801909027</text:p>
          </table:table-cell>
          <table:table-cell/>
          <table:table-cell table:formula="of:=0.636619772367581 / ([.C$10] * (([.B21]/([.C$10]/2)) * ([.B21]/([.C$10]/2)) + 1))" office:value-type="float" office:value="0.264706766057206" calcext:value-type="float">
            <text:p>0.264706766057206</text:p>
          </table:table-cell>
          <table:table-cell table:formula="of:=[.Q21]-[.L21]" office:value-type="float" office:value="0" calcext:value-type="float">
            <text:p>0</text:p>
          </table:table-cell>
          <table:table-cell table:formula="of:=(0.636619772367581 / [.C$10]) * EXP(-[.B21] * [.B21] / (0.360673760222241 * [.C$10] * [.C$10]))" office:value-type="float" office:value="0.276625080414383" calcext:value-type="float">
            <text:p>0.276625080414383</text:p>
          </table:table-cell>
          <table:table-cell table:formula="of:=[.S21]-[.M21]" office:value-type="float" office:value="0" calcext:value-type="float">
            <text:p>0</text:p>
          </table:table-cell>
          <table:table-cell table:formula="of:=(0.636619772367581 / [.C$10]) * ((1 - [.C$9]) / ([.B21]/( [.C$10]/2) * [.B21]/( [.C$10]/2) + 1)  +  [.C$9] * (1 + 0.5 * [.B21]/( [.C$10]/2) * [.B21]/( [.C$10]/2)) / ( ([.B21]/( [.C$10]/2) * [.B21]/( [.C$10]/2) + 1) + [.B21]/( [.C$10]/2) * [.B21]/( [.C$10]/2) * [.B21]/( [.C$10]/2) * [.B21]/([.C$10] /2)))" office:value-type="float" office:value="0.281895456625087" calcext:value-type="float">
            <text:p>0.281895456625087</text:p>
          </table:table-cell>
          <table:table-cell table:formula="of:=[.U21]-[.K2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1]+0.05" office:value-type="float" office:value="0.5" calcext:value-type="float">
            <text:p>0.5</text:p>
          </table:table-cell>
          <table:table-cell table:formula="of:=[.B22]/(0.5*[.C$10])" office:value-type="float" office:value="0.5" calcext:value-type="float">
            <text:p>0.5</text:p>
          </table:table-cell>
          <table:table-cell table:formula="of:=[.C22]*[.C22]" office:value-type="float" office:value="0.25" calcext:value-type="float">
            <text:p>0.25</text:p>
          </table:table-cell>
          <table:table-cell table:formula="of:=1+[.D22]" office:value-type="float" office:value="1.25" calcext:value-type="float">
            <text:p>1.25</text:p>
          </table:table-cell>
          <table:table-cell table:formula="of:=(1-[.C$9])/[.E22]" office:value-type="float" office:value="0" calcext:value-type="float">
            <text:p>0</text:p>
          </table:table-cell>
          <table:table-cell table:formula="of:=[.C$9]*(1+0.5*[.D22])/([.E22]+[.D22]*[.D22])" office:value-type="float" office:value="0.857142857142857" calcext:value-type="float">
            <text:p>0.857142857142857</text:p>
          </table:table-cell>
          <table:table-cell table:formula="of:=([.G22]+[.F22])*(1/(PI()*0.5*[.C$10]))" office:value-type="float" office:value="0.272837045300392" calcext:value-type="float">
            <text:p>0.272837045300392</text:p>
          </table:table-cell>
          <table:table-cell/>
          <table:table-cell table:formula="of:=[.B22]+0" office:value-type="float" office:value="0.5" calcext:value-type="float">
            <text:p>0.5</text:p>
          </table:table-cell>
          <table:table-cell table:formula="of:=[.H22]+0" office:value-type="float" office:value="0.272837045300392" calcext:value-type="float">
            <text:p>0.272837045300392</text:p>
          </table:table-cell>
          <table:table-cell table:formula="of:=(1/(PI()*0.5*[.C$10]))/[.E22]" office:value-type="float" office:value="0.254647908947033" calcext:value-type="float">
            <text:p>0.254647908947033</text:p>
          </table:table-cell>
          <table:table-cell table:formula="of:=(1/(PI()*0.5*[.C$10]))*EXP(-[.D22]*LN(2))" office:value-type="float" office:value="0.267665642231768" calcext:value-type="float">
            <text:p>0.267665642231768</text:p>
          </table:table-cell>
          <table:table-cell table:formula="of:==([.N$9]*(1+0.5*[.$D22])/([.$E22]+[.$D22]*[.$D22])+(1-[.N$9])/[.$E22])*(1/(PI()*0.5*[.C$10]))" office:value-type="float" office:value="0.245553340770353" calcext:value-type="float">
            <text:p>0.245553340770353</text:p>
          </table:table-cell>
          <table:table-cell table:formula="of:==([.O$9]*(1+0.5*[.$D22])/([.$E22]+[.$D22]*[.$D22])+(1-[.O$9])/[.$E22])*(1/(PI()*0.5*[.C$10]))" office:value-type="float" office:value="0.281931613477072" calcext:value-type="float">
            <text:p>0.281931613477072</text:p>
          </table:table-cell>
          <table:table-cell/>
          <table:table-cell table:formula="of:=0.636619772367581 / ([.C$10] * (([.B22]/([.C$10]/2)) * ([.B22]/([.C$10]/2)) + 1))" office:value-type="float" office:value="0.254647908947033" calcext:value-type="float">
            <text:p>0.254647908947033</text:p>
          </table:table-cell>
          <table:table-cell table:formula="of:=[.Q22]-[.L22]" office:value-type="float" office:value="0" calcext:value-type="float">
            <text:p>0</text:p>
          </table:table-cell>
          <table:table-cell table:formula="of:=(0.636619772367581 / [.C$10]) * EXP(-[.B22] * [.B22] / (0.360673760222241 * [.C$10] * [.C$10]))" office:value-type="float" office:value="0.267665642231768" calcext:value-type="float">
            <text:p>0.267665642231768</text:p>
          </table:table-cell>
          <table:table-cell table:formula="of:=[.S22]-[.M22]" office:value-type="float" office:value="0" calcext:value-type="float">
            <text:p>0</text:p>
          </table:table-cell>
          <table:table-cell table:formula="of:=(0.636619772367581 / [.C$10]) * ((1 - [.C$9]) / ([.B22]/( [.C$10]/2) * [.B22]/( [.C$10]/2) + 1)  +  [.C$9] * (1 + 0.5 * [.B22]/( [.C$10]/2) * [.B22]/( [.C$10]/2)) / ( ([.B22]/( [.C$10]/2) * [.B22]/( [.C$10]/2) + 1) + [.B22]/( [.C$10]/2) * [.B22]/( [.C$10]/2) * [.B22]/( [.C$10]/2) * [.B22]/([.C$10] /2)))" office:value-type="float" office:value="0.272837045300392" calcext:value-type="float">
            <text:p>0.272837045300392</text:p>
          </table:table-cell>
          <table:table-cell table:formula="of:=[.U22]-[.K2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2]+0.05" office:value-type="float" office:value="0.55" calcext:value-type="float">
            <text:p>0.55</text:p>
          </table:table-cell>
          <table:table-cell table:formula="of:=[.B23]/(0.5*[.C$10])" office:value-type="float" office:value="0.55" calcext:value-type="float">
            <text:p>0.55</text:p>
          </table:table-cell>
          <table:table-cell table:formula="of:=[.C23]*[.C23]" office:value-type="float" office:value="0.3025" calcext:value-type="float">
            <text:p>0.3025</text:p>
          </table:table-cell>
          <table:table-cell table:formula="of:=1+[.D23]" office:value-type="float" office:value="1.3025" calcext:value-type="float">
            <text:p>1.3025</text:p>
          </table:table-cell>
          <table:table-cell table:formula="of:=(1-[.C$9])/[.E23]" office:value-type="float" office:value="0" calcext:value-type="float">
            <text:p>0</text:p>
          </table:table-cell>
          <table:table-cell table:formula="of:=[.C$9]*(1+0.5*[.D23])/([.E23]+[.D23]*[.D23])" office:value-type="float" office:value="0.825857129406701" calcext:value-type="float">
            <text:p>0.825857129406701</text:p>
          </table:table-cell>
          <table:table-cell table:formula="of:=([.G23]+[.F23])*(1/(PI()*0.5*[.C$10]))" office:value-type="float" office:value="0.262878488865519" calcext:value-type="float">
            <text:p>0.262878488865519</text:p>
          </table:table-cell>
          <table:table-cell/>
          <table:table-cell table:formula="of:=[.B23]+0" office:value-type="float" office:value="0.55" calcext:value-type="float">
            <text:p>0.55</text:p>
          </table:table-cell>
          <table:table-cell table:formula="of:=[.H23]+0" office:value-type="float" office:value="0.262878488865519" calcext:value-type="float">
            <text:p>0.262878488865519</text:p>
          </table:table-cell>
          <table:table-cell table:formula="of:=(1/(PI()*0.5*[.C$10]))/[.E23]" office:value-type="float" office:value="0.244383789776423" calcext:value-type="float">
            <text:p>0.244383789776423</text:p>
          </table:table-cell>
          <table:table-cell table:formula="of:=(1/(PI()*0.5*[.C$10]))*EXP(-[.D23]*LN(2))" office:value-type="float" office:value="0.258100326313142" calcext:value-type="float">
            <text:p>0.258100326313142</text:p>
          </table:table-cell>
          <table:table-cell table:formula="of:==([.N$9]*(1+0.5*[.$D23])/([.$E23]+[.$D23]*[.$D23])+(1-[.N$9])/[.$E23])*(1/(PI()*0.5*[.C$10]))" office:value-type="float" office:value="0.235136440231875" calcext:value-type="float">
            <text:p>0.235136440231875</text:p>
          </table:table-cell>
          <table:table-cell table:formula="of:==([.O$9]*(1+0.5*[.$D23])/([.$E23]+[.$D23]*[.$D23])+(1-[.O$9])/[.$E23])*(1/(PI()*0.5*[.C$10]))" office:value-type="float" office:value="0.272125838410067" calcext:value-type="float">
            <text:p>0.272125838410067</text:p>
          </table:table-cell>
          <table:table-cell/>
          <table:table-cell table:formula="of:=0.636619772367581 / ([.C$10] * (([.B23]/([.C$10]/2)) * ([.B23]/([.C$10]/2)) + 1))" office:value-type="float" office:value="0.244383789776423" calcext:value-type="float">
            <text:p>0.244383789776423</text:p>
          </table:table-cell>
          <table:table-cell table:formula="of:=[.Q23]-[.L23]" office:value-type="float" office:value="0" calcext:value-type="float">
            <text:p>0</text:p>
          </table:table-cell>
          <table:table-cell table:formula="of:=(0.636619772367581 / [.C$10]) * EXP(-[.B23] * [.B23] / (0.360673760222241 * [.C$10] * [.C$10]))" office:value-type="float" office:value="0.258100326313142" calcext:value-type="float">
            <text:p>0.258100326313142</text:p>
          </table:table-cell>
          <table:table-cell table:formula="of:=[.S23]-[.M23]" office:value-type="float" office:value="0" calcext:value-type="float">
            <text:p>0</text:p>
          </table:table-cell>
          <table:table-cell table:formula="of:=(0.636619772367581 / [.C$10]) * ((1 - [.C$9]) / ([.B23]/( [.C$10]/2) * [.B23]/( [.C$10]/2) + 1)  +  [.C$9] * (1 + 0.5 * [.B23]/( [.C$10]/2) * [.B23]/( [.C$10]/2)) / ( ([.B23]/( [.C$10]/2) * [.B23]/( [.C$10]/2) + 1) + [.B23]/( [.C$10]/2) * [.B23]/( [.C$10]/2) * [.B23]/( [.C$10]/2) * [.B23]/([.C$10] /2)))" office:value-type="float" office:value="0.262878488865519" calcext:value-type="float">
            <text:p>0.262878488865519</text:p>
          </table:table-cell>
          <table:table-cell table:formula="of:=[.U23]-[.K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]+0.05" office:value-type="float" office:value="0.6" calcext:value-type="float">
            <text:p>0.6</text:p>
          </table:table-cell>
          <table:table-cell table:formula="of:=[.B24]/(0.5*[.C$10])" office:value-type="float" office:value="0.6" calcext:value-type="float">
            <text:p>0.6</text:p>
          </table:table-cell>
          <table:table-cell table:formula="of:=[.C24]*[.C24]" office:value-type="float" office:value="0.36" calcext:value-type="float">
            <text:p>0.36</text:p>
          </table:table-cell>
          <table:table-cell table:formula="of:=1+[.D24]" office:value-type="float" office:value="1.36" calcext:value-type="float">
            <text:p>1.36</text:p>
          </table:table-cell>
          <table:table-cell table:formula="of:=(1-[.C$9])/[.E24]" office:value-type="float" office:value="0" calcext:value-type="float">
            <text:p>0</text:p>
          </table:table-cell>
          <table:table-cell table:formula="of:=[.C$9]*(1+0.5*[.D24])/([.E24]+[.D24]*[.D24])" office:value-type="float" office:value="0.792158968850698" calcext:value-type="float">
            <text:p>0.792158968850698</text:p>
          </table:table-cell>
          <table:table-cell table:formula="of:=([.G24]+[.F24])*(1/(PI()*0.5*[.C$10]))" office:value-type="float" office:value="0.252152031214335" calcext:value-type="float">
            <text:p>0.252152031214335</text:p>
          </table:table-cell>
          <table:table-cell/>
          <table:table-cell table:formula="of:=[.B24]+0" office:value-type="float" office:value="0.6" calcext:value-type="float">
            <text:p>0.6</text:p>
          </table:table-cell>
          <table:table-cell table:formula="of:=[.H24]+0" office:value-type="float" office:value="0.252152031214335" calcext:value-type="float">
            <text:p>0.252152031214335</text:p>
          </table:table-cell>
          <table:table-cell table:formula="of:=(1/(PI()*0.5*[.C$10]))/[.E24]" office:value-type="float" office:value="0.234051386899846" calcext:value-type="float">
            <text:p>0.234051386899846</text:p>
          </table:table-cell>
          <table:table-cell table:formula="of:=(1/(PI()*0.5*[.C$10]))*EXP(-[.D24]*LN(2))" office:value-type="float" office:value="0.248015788670175" calcext:value-type="float">
            <text:p>0.248015788670175</text:p>
          </table:table-cell>
          <table:table-cell table:formula="of:==([.N$9]*(1+0.5*[.$D24])/([.$E24]+[.$D24]*[.$D24])+(1-[.N$9])/[.$E24])*(1/(PI()*0.5*[.C$10]))" office:value-type="float" office:value="0.225001064742602" calcext:value-type="float">
            <text:p>0.225001064742602</text:p>
          </table:table-cell>
          <table:table-cell table:formula="of:==([.O$9]*(1+0.5*[.$D24])/([.$E24]+[.$D24]*[.$D24])+(1-[.O$9])/[.$E24])*(1/(PI()*0.5*[.C$10]))" office:value-type="float" office:value="0.261202353371579" calcext:value-type="float">
            <text:p>0.261202353371579</text:p>
          </table:table-cell>
          <table:table-cell/>
          <table:table-cell table:formula="of:=0.636619772367581 / ([.C$10] * (([.B24]/([.C$10]/2)) * ([.B24]/([.C$10]/2)) + 1))" office:value-type="float" office:value="0.234051386899846" calcext:value-type="float">
            <text:p>0.234051386899846</text:p>
          </table:table-cell>
          <table:table-cell table:formula="of:=[.Q24]-[.L24]" office:value-type="float" office:value="0" calcext:value-type="float">
            <text:p>0</text:p>
          </table:table-cell>
          <table:table-cell table:formula="of:=(0.636619772367581 / [.C$10]) * EXP(-[.B24] * [.B24] / (0.360673760222241 * [.C$10] * [.C$10]))" office:value-type="float" office:value="0.248015788670175" calcext:value-type="float">
            <text:p>0.248015788670175</text:p>
          </table:table-cell>
          <table:table-cell table:formula="of:=[.S24]-[.M24]" office:value-type="float" office:value="0" calcext:value-type="float">
            <text:p>0</text:p>
          </table:table-cell>
          <table:table-cell table:formula="of:=(0.636619772367581 / [.C$10]) * ((1 - [.C$9]) / ([.B24]/( [.C$10]/2) * [.B24]/( [.C$10]/2) + 1)  +  [.C$9] * (1 + 0.5 * [.B24]/( [.C$10]/2) * [.B24]/( [.C$10]/2)) / ( ([.B24]/( [.C$10]/2) * [.B24]/( [.C$10]/2) + 1) + [.B24]/( [.C$10]/2) * [.B24]/( [.C$10]/2) * [.B24]/( [.C$10]/2) * [.B24]/([.C$10] /2)))" office:value-type="float" office:value="0.252152031214335" calcext:value-type="float">
            <text:p>0.252152031214335</text:p>
          </table:table-cell>
          <table:table-cell table:formula="of:=[.U24]-[.K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]+0.05" office:value-type="float" office:value="0.65" calcext:value-type="float">
            <text:p>0.65</text:p>
          </table:table-cell>
          <table:table-cell table:formula="of:=[.B25]/(0.5*[.C$10])" office:value-type="float" office:value="0.65" calcext:value-type="float">
            <text:p>0.65</text:p>
          </table:table-cell>
          <table:table-cell table:formula="of:=[.C25]*[.C25]" office:value-type="float" office:value="0.4225" calcext:value-type="float">
            <text:p>0.4225</text:p>
          </table:table-cell>
          <table:table-cell table:formula="of:=1+[.D25]" office:value-type="float" office:value="1.4225" calcext:value-type="float">
            <text:p>1.4225</text:p>
          </table:table-cell>
          <table:table-cell table:formula="of:=(1-[.C$9])/[.E25]" office:value-type="float" office:value="0" calcext:value-type="float">
            <text:p>0</text:p>
          </table:table-cell>
          <table:table-cell table:formula="of:=[.C$9]*(1+0.5*[.D25])/([.E25]+[.D25]*[.D25])" office:value-type="float" office:value="0.756555447550564" calcext:value-type="float">
            <text:p>0.756555447550564</text:p>
          </table:table-cell>
          <table:table-cell table:formula="of:=([.G25]+[.F25])*(1/(PI()*0.5*[.C$10]))" office:value-type="float" office:value="0.240819078401547" calcext:value-type="float">
            <text:p>0.240819078401547</text:p>
          </table:table-cell>
          <table:table-cell/>
          <table:table-cell table:formula="of:=[.B25]+0" office:value-type="float" office:value="0.65" calcext:value-type="float">
            <text:p>0.65</text:p>
          </table:table-cell>
          <table:table-cell table:formula="of:=[.H25]+0" office:value-type="float" office:value="0.240819078401547" calcext:value-type="float">
            <text:p>0.240819078401547</text:p>
          </table:table-cell>
          <table:table-cell table:formula="of:=(1/(PI()*0.5*[.C$10]))/[.E25]" office:value-type="float" office:value="0.223767934048359" calcext:value-type="float">
            <text:p>0.223767934048359</text:p>
          </table:table-cell>
          <table:table-cell table:formula="of:=(1/(PI()*0.5*[.C$10]))*EXP(-[.D25]*LN(2))" office:value-type="float" office:value="0.237500732895604" calcext:value-type="float">
            <text:p>0.237500732895604</text:p>
          </table:table-cell>
          <table:table-cell table:formula="of:==([.N$9]*(1+0.5*[.$D25])/([.$E25]+[.$D25]*[.$D25])+(1-[.N$9])/[.$E25])*(1/(PI()*0.5*[.C$10]))" office:value-type="float" office:value="0.215242361871765" calcext:value-type="float">
            <text:p>0.215242361871765</text:p>
          </table:table-cell>
          <table:table-cell table:formula="of:==([.O$9]*(1+0.5*[.$D25])/([.$E25]+[.$D25]*[.$D25])+(1-[.O$9])/[.$E25])*(1/(PI()*0.5*[.C$10]))" office:value-type="float" office:value="0.249344650578141" calcext:value-type="float">
            <text:p>0.249344650578141</text:p>
          </table:table-cell>
          <table:table-cell/>
          <table:table-cell table:formula="of:=0.636619772367581 / ([.C$10] * (([.B25]/([.C$10]/2)) * ([.B25]/([.C$10]/2)) + 1))" office:value-type="float" office:value="0.223767934048359" calcext:value-type="float">
            <text:p>0.223767934048359</text:p>
          </table:table-cell>
          <table:table-cell table:formula="of:=[.Q25]-[.L25]" office:value-type="float" office:value="0" calcext:value-type="float">
            <text:p>0</text:p>
          </table:table-cell>
          <table:table-cell table:formula="of:=(0.636619772367581 / [.C$10]) * EXP(-[.B25] * [.B25] / (0.360673760222241 * [.C$10] * [.C$10]))" office:value-type="float" office:value="0.237500732895604" calcext:value-type="float">
            <text:p>0.237500732895604</text:p>
          </table:table-cell>
          <table:table-cell table:formula="of:=[.S25]-[.M25]" office:value-type="float" office:value="0" calcext:value-type="float">
            <text:p>0</text:p>
          </table:table-cell>
          <table:table-cell table:formula="of:=(0.636619772367581 / [.C$10]) * ((1 - [.C$9]) / ([.B25]/( [.C$10]/2) * [.B25]/( [.C$10]/2) + 1)  +  [.C$9] * (1 + 0.5 * [.B25]/( [.C$10]/2) * [.B25]/( [.C$10]/2)) / ( ([.B25]/( [.C$10]/2) * [.B25]/( [.C$10]/2) + 1) + [.B25]/( [.C$10]/2) * [.B25]/( [.C$10]/2) * [.B25]/( [.C$10]/2) * [.B25]/([.C$10] /2)))" office:value-type="float" office:value="0.240819078401547" calcext:value-type="float">
            <text:p>0.240819078401547</text:p>
          </table:table-cell>
          <table:table-cell table:formula="of:=[.U25]-[.K2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]+0.05" office:value-type="float" office:value="0.7" calcext:value-type="float">
            <text:p>0.7</text:p>
          </table:table-cell>
          <table:table-cell table:formula="of:=[.B26]/(0.5*[.C$10])" office:value-type="float" office:value="0.7" calcext:value-type="float">
            <text:p>0.7</text:p>
          </table:table-cell>
          <table:table-cell table:formula="of:=[.C26]*[.C26]" office:value-type="float" office:value="0.49" calcext:value-type="float">
            <text:p>0.49</text:p>
          </table:table-cell>
          <table:table-cell table:formula="of:=1+[.D26]" office:value-type="float" office:value="1.49" calcext:value-type="float">
            <text:p>1.49</text:p>
          </table:table-cell>
          <table:table-cell table:formula="of:=(1-[.C$9])/[.E26]" office:value-type="float" office:value="0" calcext:value-type="float">
            <text:p>0</text:p>
          </table:table-cell>
          <table:table-cell table:formula="of:=[.C$9]*(1+0.5*[.D26])/([.E26]+[.D26]*[.D26])" office:value-type="float" office:value="0.719611583145483" calcext:value-type="float">
            <text:p>0.719611583145483</text:p>
          </table:table-cell>
          <table:table-cell table:formula="of:=([.G26]+[.F26])*(1/(PI()*0.5*[.C$10]))" office:value-type="float" office:value="0.229059481127576" calcext:value-type="float">
            <text:p>0.229059481127576</text:p>
          </table:table-cell>
          <table:table-cell/>
          <table:table-cell table:formula="of:=[.B26]+0" office:value-type="float" office:value="0.7" calcext:value-type="float">
            <text:p>0.7</text:p>
          </table:table-cell>
          <table:table-cell table:formula="of:=[.H26]+0" office:value-type="float" office:value="0.229059481127576" calcext:value-type="float">
            <text:p>0.229059481127576</text:p>
          </table:table-cell>
          <table:table-cell table:formula="of:=(1/(PI()*0.5*[.C$10]))/[.E26]" office:value-type="float" office:value="0.213630796096504" calcext:value-type="float">
            <text:p>0.213630796096504</text:p>
          </table:table-cell>
          <table:table-cell table:formula="of:=(1/(PI()*0.5*[.C$10]))*EXP(-[.D26]*LN(2))" office:value-type="float" office:value="0.226644627840254" calcext:value-type="float">
            <text:p>0.226644627840254</text:p>
          </table:table-cell>
          <table:table-cell table:formula="of:==([.N$9]*(1+0.5*[.$D26])/([.$E26]+[.$D26]*[.$D26])+(1-[.N$9])/[.$E26])*(1/(PI()*0.5*[.C$10]))" office:value-type="float" office:value="0.205916453580968" calcext:value-type="float">
            <text:p>0.205916453580968</text:p>
          </table:table-cell>
          <table:table-cell table:formula="of:==([.O$9]*(1+0.5*[.$D26])/([.$E26]+[.$D26]*[.$D26])+(1-[.O$9])/[.$E26])*(1/(PI()*0.5*[.C$10]))" office:value-type="float" office:value="0.236773823643112" calcext:value-type="float">
            <text:p>0.236773823643112</text:p>
          </table:table-cell>
          <table:table-cell/>
          <table:table-cell table:formula="of:=0.636619772367581 / ([.C$10] * (([.B26]/([.C$10]/2)) * ([.B26]/([.C$10]/2)) + 1))" office:value-type="float" office:value="0.213630796096504" calcext:value-type="float">
            <text:p>0.213630796096504</text:p>
          </table:table-cell>
          <table:table-cell table:formula="of:=[.Q26]-[.L26]" office:value-type="float" office:value="0" calcext:value-type="float">
            <text:p>0</text:p>
          </table:table-cell>
          <table:table-cell table:formula="of:=(0.636619772367581 / [.C$10]) * EXP(-[.B26] * [.B26] / (0.360673760222241 * [.C$10] * [.C$10]))" office:value-type="float" office:value="0.226644627840254" calcext:value-type="float">
            <text:p>0.226644627840254</text:p>
          </table:table-cell>
          <table:table-cell table:formula="of:=[.S26]-[.M26]" office:value-type="float" office:value="0" calcext:value-type="float">
            <text:p>0</text:p>
          </table:table-cell>
          <table:table-cell table:formula="of:=(0.636619772367581 / [.C$10]) * ((1 - [.C$9]) / ([.B26]/( [.C$10]/2) * [.B26]/( [.C$10]/2) + 1)  +  [.C$9] * (1 + 0.5 * [.B26]/( [.C$10]/2) * [.B26]/( [.C$10]/2)) / ( ([.B26]/( [.C$10]/2) * [.B26]/( [.C$10]/2) + 1) + [.B26]/( [.C$10]/2) * [.B26]/( [.C$10]/2) * [.B26]/( [.C$10]/2) * [.B26]/([.C$10] /2)))" office:value-type="float" office:value="0.229059481127576" calcext:value-type="float">
            <text:p>0.229059481127576</text:p>
          </table:table-cell>
          <table:table-cell table:formula="of:=[.U26]-[.K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6]+0.05" office:value-type="float" office:value="0.75" calcext:value-type="float">
            <text:p>0.75</text:p>
          </table:table-cell>
          <table:table-cell table:formula="of:=[.B27]/(0.5*[.C$10])" office:value-type="float" office:value="0.75" calcext:value-type="float">
            <text:p>0.75</text:p>
          </table:table-cell>
          <table:table-cell table:formula="of:=[.C27]*[.C27]" office:value-type="float" office:value="0.5625" calcext:value-type="float">
            <text:p>0.5625</text:p>
          </table:table-cell>
          <table:table-cell table:formula="of:=1+[.D27]" office:value-type="float" office:value="1.5625" calcext:value-type="float">
            <text:p>1.5625</text:p>
          </table:table-cell>
          <table:table-cell table:formula="of:=(1-[.C$9])/[.E27]" office:value-type="float" office:value="0" calcext:value-type="float">
            <text:p>0</text:p>
          </table:table-cell>
          <table:table-cell table:formula="of:=[.C$9]*(1+0.5*[.D27])/([.E27]+[.D27]*[.D27])" office:value-type="float" office:value="0.681912681912682" calcext:value-type="float">
            <text:p>0.681912681912682</text:p>
          </table:table-cell>
          <table:table-cell table:formula="of:=([.G27]+[.F27])*(1/(PI()*0.5*[.C$10]))" office:value-type="float" office:value="0.217059548166909" calcext:value-type="float">
            <text:p>0.217059548166909</text:p>
          </table:table-cell>
          <table:table-cell/>
          <table:table-cell table:formula="of:=[.B27]+0" office:value-type="float" office:value="0.75" calcext:value-type="float">
            <text:p>0.75</text:p>
          </table:table-cell>
          <table:table-cell table:formula="of:=[.H27]+0" office:value-type="float" office:value="0.217059548166909" calcext:value-type="float">
            <text:p>0.217059548166909</text:p>
          </table:table-cell>
          <table:table-cell table:formula="of:=(1/(PI()*0.5*[.C$10]))/[.E27]" office:value-type="float" office:value="0.203718327157626" calcext:value-type="float">
            <text:p>0.203718327157626</text:p>
          </table:table-cell>
          <table:table-cell table:formula="of:=(1/(PI()*0.5*[.C$10]))*EXP(-[.D27]*LN(2))" office:value-type="float" office:value="0.215536464504625" calcext:value-type="float">
            <text:p>0.215536464504625</text:p>
          </table:table-cell>
          <table:table-cell table:formula="of:==([.N$9]*(1+0.5*[.$D27])/([.$E27]+[.$D27]*[.$D27])+(1-[.N$9])/[.$E27])*(1/(PI()*0.5*[.C$10]))" office:value-type="float" office:value="0.197047716652984" calcext:value-type="float">
            <text:p>0.197047716652984</text:p>
          </table:table-cell>
          <table:table-cell table:formula="of:==([.O$9]*(1+0.5*[.$D27])/([.$E27]+[.$D27]*[.$D27])+(1-[.O$9])/[.$E27])*(1/(PI()*0.5*[.C$10]))" office:value-type="float" office:value="0.223730158671551" calcext:value-type="float">
            <text:p>0.223730158671551</text:p>
          </table:table-cell>
          <table:table-cell/>
          <table:table-cell table:formula="of:=0.636619772367581 / ([.C$10] * (([.B27]/([.C$10]/2)) * ([.B27]/([.C$10]/2)) + 1))" office:value-type="float" office:value="0.203718327157626" calcext:value-type="float">
            <text:p>0.203718327157626</text:p>
          </table:table-cell>
          <table:table-cell table:formula="of:=[.Q27]-[.L27]" office:value-type="float" office:value="0" calcext:value-type="float">
            <text:p>0</text:p>
          </table:table-cell>
          <table:table-cell table:formula="of:=(0.636619772367581 / [.C$10]) * EXP(-[.B27] * [.B27] / (0.360673760222241 * [.C$10] * [.C$10]))" office:value-type="float" office:value="0.215536464504625" calcext:value-type="float">
            <text:p>0.215536464504625</text:p>
          </table:table-cell>
          <table:table-cell table:formula="of:=[.S27]-[.M27]" office:value-type="float" office:value="0" calcext:value-type="float">
            <text:p>0</text:p>
          </table:table-cell>
          <table:table-cell table:formula="of:=(0.636619772367581 / [.C$10]) * ((1 - [.C$9]) / ([.B27]/( [.C$10]/2) * [.B27]/( [.C$10]/2) + 1)  +  [.C$9] * (1 + 0.5 * [.B27]/( [.C$10]/2) * [.B27]/( [.C$10]/2)) / ( ([.B27]/( [.C$10]/2) * [.B27]/( [.C$10]/2) + 1) + [.B27]/( [.C$10]/2) * [.B27]/( [.C$10]/2) * [.B27]/( [.C$10]/2) * [.B27]/([.C$10] /2)))" office:value-type="float" office:value="0.217059548166909" calcext:value-type="float">
            <text:p>0.217059548166909</text:p>
          </table:table-cell>
          <table:table-cell table:formula="of:=[.U27]-[.K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7]+0.05" office:value-type="float" office:value="0.8" calcext:value-type="float">
            <text:p>0.8</text:p>
          </table:table-cell>
          <table:table-cell table:formula="of:=[.B28]/(0.5*[.C$10])" office:value-type="float" office:value="0.8" calcext:value-type="float">
            <text:p>0.8</text:p>
          </table:table-cell>
          <table:table-cell table:formula="of:=[.C28]*[.C28]" office:value-type="float" office:value="0.64" calcext:value-type="float">
            <text:p>0.64</text:p>
          </table:table-cell>
          <table:table-cell table:formula="of:=1+[.D28]" office:value-type="float" office:value="1.64" calcext:value-type="float">
            <text:p>1.64</text:p>
          </table:table-cell>
          <table:table-cell table:formula="of:=(1-[.C$9])/[.E28]" office:value-type="float" office:value="0" calcext:value-type="float">
            <text:p>0</text:p>
          </table:table-cell>
          <table:table-cell table:formula="of:=[.C$9]*(1+0.5*[.D28])/([.E28]+[.D28]*[.D28])" office:value-type="float" office:value="0.644028103044496" calcext:value-type="float">
            <text:p>0.644028103044496</text:p>
          </table:table-cell>
          <table:table-cell table:formula="of:=([.G28]+[.F28])*(1/(PI()*0.5*[.C$10]))" office:value-type="float" office:value="0.205000512179256" calcext:value-type="float">
            <text:p>0.205000512179256</text:p>
          </table:table-cell>
          <table:table-cell/>
          <table:table-cell table:formula="of:=[.B28]+0" office:value-type="float" office:value="0.8" calcext:value-type="float">
            <text:p>0.8</text:p>
          </table:table-cell>
          <table:table-cell table:formula="of:=[.H28]+0" office:value-type="float" office:value="0.205000512179256" calcext:value-type="float">
            <text:p>0.205000512179256</text:p>
          </table:table-cell>
          <table:table-cell table:formula="of:=(1/(PI()*0.5*[.C$10]))/[.E28]" office:value-type="float" office:value="0.194091394014507" calcext:value-type="float">
            <text:p>0.194091394014507</text:p>
          </table:table-cell>
          <table:table-cell table:formula="of:=(1/(PI()*0.5*[.C$10]))*EXP(-[.D28]*LN(2))" office:value-type="float" office:value="0.204263575689289" calcext:value-type="float">
            <text:p>0.204263575689289</text:p>
          </table:table-cell>
          <table:table-cell table:formula="of:==([.N$9]*(1+0.5*[.$D28])/([.$E28]+[.$D28]*[.$D28])+(1-[.N$9])/[.$E28])*(1/(PI()*0.5*[.C$10]))" office:value-type="float" office:value="0.188636834932132" calcext:value-type="float">
            <text:p>0.188636834932132</text:p>
          </table:table-cell>
          <table:table-cell table:formula="of:==([.O$9]*(1+0.5*[.$D28])/([.$E28]+[.$D28]*[.$D28])+(1-[.O$9])/[.$E28])*(1/(PI()*0.5*[.C$10]))" office:value-type="float" office:value="0.210455071261631" calcext:value-type="float">
            <text:p>0.210455071261631</text:p>
          </table:table-cell>
          <table:table-cell/>
          <table:table-cell table:formula="of:=0.636619772367581 / ([.C$10] * (([.B28]/([.C$10]/2)) * ([.B28]/([.C$10]/2)) + 1))" office:value-type="float" office:value="0.194091394014507" calcext:value-type="float">
            <text:p>0.194091394014507</text:p>
          </table:table-cell>
          <table:table-cell table:formula="of:=[.Q28]-[.L28]" office:value-type="float" office:value="0" calcext:value-type="float">
            <text:p>0</text:p>
          </table:table-cell>
          <table:table-cell table:formula="of:=(0.636619772367581 / [.C$10]) * EXP(-[.B28] * [.B28] / (0.360673760222241 * [.C$10] * [.C$10]))" office:value-type="float" office:value="0.204263575689289" calcext:value-type="float">
            <text:p>0.204263575689289</text:p>
          </table:table-cell>
          <table:table-cell table:formula="of:=[.S28]-[.M28]" office:value-type="float" office:value="0" calcext:value-type="float">
            <text:p>0</text:p>
          </table:table-cell>
          <table:table-cell table:formula="of:=(0.636619772367581 / [.C$10]) * ((1 - [.C$9]) / ([.B28]/( [.C$10]/2) * [.B28]/( [.C$10]/2) + 1)  +  [.C$9] * (1 + 0.5 * [.B28]/( [.C$10]/2) * [.B28]/( [.C$10]/2)) / ( ([.B28]/( [.C$10]/2) * [.B28]/( [.C$10]/2) + 1) + [.B28]/( [.C$10]/2) * [.B28]/( [.C$10]/2) * [.B28]/( [.C$10]/2) * [.B28]/([.C$10] /2)))" office:value-type="float" office:value="0.205000512179256" calcext:value-type="float">
            <text:p>0.205000512179256</text:p>
          </table:table-cell>
          <table:table-cell table:formula="of:=[.U28]-[.K2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8]+0.05" office:value-type="float" office:value="0.85" calcext:value-type="float">
            <text:p>0.85</text:p>
          </table:table-cell>
          <table:table-cell table:formula="of:=[.B29]/(0.5*[.C$10])" office:value-type="float" office:value="0.85" calcext:value-type="float">
            <text:p>0.85</text:p>
          </table:table-cell>
          <table:table-cell table:formula="of:=[.C29]*[.C29]" office:value-type="float" office:value="0.7225" calcext:value-type="float">
            <text:p>0.7225</text:p>
          </table:table-cell>
          <table:table-cell table:formula="of:=1+[.D29]" office:value-type="float" office:value="1.7225" calcext:value-type="float">
            <text:p>1.7225</text:p>
          </table:table-cell>
          <table:table-cell table:formula="of:=(1-[.C$9])/[.E29]" office:value-type="float" office:value="0" calcext:value-type="float">
            <text:p>0</text:p>
          </table:table-cell>
          <table:table-cell table:formula="of:=[.C$9]*(1+0.5*[.D29])/([.E29]+[.D29]*[.D29])" office:value-type="float" office:value="0.606480824011962" calcext:value-type="float">
            <text:p>0.606480824011962</text:p>
          </table:table-cell>
          <table:table-cell table:formula="of:=([.G29]+[.F29])*(1/(PI()*0.5*[.C$10]))" office:value-type="float" office:value="0.193048842063899" calcext:value-type="float">
            <text:p>0.193048842063899</text:p>
          </table:table-cell>
          <table:table-cell/>
          <table:table-cell table:formula="of:=[.B29]+0" office:value-type="float" office:value="0.85" calcext:value-type="float">
            <text:p>0.85</text:p>
          </table:table-cell>
          <table:table-cell table:formula="of:=[.H29]+0" office:value-type="float" office:value="0.193048842063899" calcext:value-type="float">
            <text:p>0.193048842063899</text:p>
          </table:table-cell>
          <table:table-cell table:formula="of:=(1/(PI()*0.5*[.C$10]))/[.E29]" office:value-type="float" office:value="0.184795289511635" calcext:value-type="float">
            <text:p>0.184795289511635</text:p>
          </table:table-cell>
          <table:table-cell table:formula="of:=(1/(PI()*0.5*[.C$10]))*EXP(-[.D29]*LN(2))" office:value-type="float" office:value="0.192910539430816" calcext:value-type="float">
            <text:p>0.192910539430816</text:p>
          </table:table-cell>
          <table:table-cell table:formula="of:==([.N$9]*(1+0.5*[.$D29])/([.$E29]+[.$D29]*[.$D29])+(1-[.N$9])/[.$E29])*(1/(PI()*0.5*[.C$10]))" office:value-type="float" office:value="0.180668513235502" calcext:value-type="float">
            <text:p>0.180668513235502</text:p>
          </table:table-cell>
          <table:table-cell table:formula="of:==([.O$9]*(1+0.5*[.$D29])/([.$E29]+[.$D29]*[.$D29])+(1-[.O$9])/[.$E29])*(1/(PI()*0.5*[.C$10]))" office:value-type="float" office:value="0.197175618340032" calcext:value-type="float">
            <text:p>0.197175618340032</text:p>
          </table:table-cell>
          <table:table-cell/>
          <table:table-cell table:formula="of:=0.636619772367581 / ([.C$10] * (([.B29]/([.C$10]/2)) * ([.B29]/([.C$10]/2)) + 1))" office:value-type="float" office:value="0.184795289511635" calcext:value-type="float">
            <text:p>0.184795289511635</text:p>
          </table:table-cell>
          <table:table-cell table:formula="of:=[.Q29]-[.L29]" office:value-type="float" office:value="0" calcext:value-type="float">
            <text:p>0</text:p>
          </table:table-cell>
          <table:table-cell table:formula="of:=(0.636619772367581 / [.C$10]) * EXP(-[.B29] * [.B29] / (0.360673760222241 * [.C$10] * [.C$10]))" office:value-type="float" office:value="0.192910539430816" calcext:value-type="float">
            <text:p>0.192910539430816</text:p>
          </table:table-cell>
          <table:table-cell table:formula="of:=[.S29]-[.M29]" office:value-type="float" office:value="0" calcext:value-type="float">
            <text:p>0</text:p>
          </table:table-cell>
          <table:table-cell table:formula="of:=(0.636619772367581 / [.C$10]) * ((1 - [.C$9]) / ([.B29]/( [.C$10]/2) * [.B29]/( [.C$10]/2) + 1)  +  [.C$9] * (1 + 0.5 * [.B29]/( [.C$10]/2) * [.B29]/( [.C$10]/2)) / ( ([.B29]/( [.C$10]/2) * [.B29]/( [.C$10]/2) + 1) + [.B29]/( [.C$10]/2) * [.B29]/( [.C$10]/2) * [.B29]/( [.C$10]/2) * [.B29]/([.C$10] /2)))" office:value-type="float" office:value="0.193048842063899" calcext:value-type="float">
            <text:p>0.193048842063899</text:p>
          </table:table-cell>
          <table:table-cell table:formula="of:=[.U29]-[.K2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9]+0.05" office:value-type="float" office:value="0.9" calcext:value-type="float">
            <text:p>0.9</text:p>
          </table:table-cell>
          <table:table-cell table:formula="of:=[.B30]/(0.5*[.C$10])" office:value-type="float" office:value="0.9" calcext:value-type="float">
            <text:p>0.9</text:p>
          </table:table-cell>
          <table:table-cell table:formula="of:=[.C30]*[.C30]" office:value-type="float" office:value="0.81" calcext:value-type="float">
            <text:p>0.81</text:p>
          </table:table-cell>
          <table:table-cell table:formula="of:=1+[.D30]" office:value-type="float" office:value="1.81" calcext:value-type="float">
            <text:p>1.81</text:p>
          </table:table-cell>
          <table:table-cell table:formula="of:=(1-[.C$9])/[.E30]" office:value-type="float" office:value="0" calcext:value-type="float">
            <text:p>0</text:p>
          </table:table-cell>
          <table:table-cell table:formula="of:=[.C$9]*(1+0.5*[.D30])/([.E30]+[.D30]*[.D30])" office:value-type="float" office:value="0.569725477474555" calcext:value-type="float">
            <text:p>0.569725477474555</text:p>
          </table:table-cell>
          <table:table-cell table:formula="of:=([.G30]+[.F30])*(1/(PI()*0.5*[.C$10]))" office:value-type="float" office:value="0.181349251890931" calcext:value-type="float">
            <text:p>0.181349251890931</text:p>
          </table:table-cell>
          <table:table-cell/>
          <table:table-cell table:formula="of:=[.B30]+0" office:value-type="float" office:value="0.9" calcext:value-type="float">
            <text:p>0.9</text:p>
          </table:table-cell>
          <table:table-cell table:formula="of:=[.H30]+0" office:value-type="float" office:value="0.181349251890931" calcext:value-type="float">
            <text:p>0.181349251890931</text:p>
          </table:table-cell>
          <table:table-cell table:formula="of:=(1/(PI()*0.5*[.C$10]))/[.E30]" office:value-type="float" office:value="0.175861815571155" calcext:value-type="float">
            <text:p>0.175861815571155</text:p>
          </table:table-cell>
          <table:table-cell table:formula="of:=(1/(PI()*0.5*[.C$10]))*EXP(-[.D30]*LN(2))" office:value-type="float" office:value="0.181558184280338" calcext:value-type="float">
            <text:p>0.181558184280338</text:p>
          </table:table-cell>
          <table:table-cell table:formula="of:==([.N$9]*(1+0.5*[.$D30])/([.$E30]+[.$D30]*[.$D30])+(1-[.N$9])/[.$E30])*(1/(PI()*0.5*[.C$10]))" office:value-type="float" office:value="0.173118097411267" calcext:value-type="float">
            <text:p>0.173118097411267</text:p>
          </table:table-cell>
          <table:table-cell table:formula="of:==([.O$9]*(1+0.5*[.$D30])/([.$E30]+[.$D30]*[.$D30])+(1-[.O$9])/[.$E30])*(1/(PI()*0.5*[.C$10]))" office:value-type="float" office:value="0.18409297005082" calcext:value-type="float">
            <text:p>0.18409297005082</text:p>
          </table:table-cell>
          <table:table-cell/>
          <table:table-cell table:formula="of:=0.636619772367581 / ([.C$10] * (([.B30]/([.C$10]/2)) * ([.B30]/([.C$10]/2)) + 1))" office:value-type="float" office:value="0.175861815571155" calcext:value-type="float">
            <text:p>0.175861815571155</text:p>
          </table:table-cell>
          <table:table-cell table:formula="of:=[.Q30]-[.L30]" office:value-type="float" office:value="0" calcext:value-type="float">
            <text:p>0</text:p>
          </table:table-cell>
          <table:table-cell table:formula="of:=(0.636619772367581 / [.C$10]) * EXP(-[.B30] * [.B30] / (0.360673760222241 * [.C$10] * [.C$10]))" office:value-type="float" office:value="0.181558184280338" calcext:value-type="float">
            <text:p>0.181558184280338</text:p>
          </table:table-cell>
          <table:table-cell table:formula="of:=[.S30]-[.M30]" office:value-type="float" office:value="0" calcext:value-type="float">
            <text:p>0</text:p>
          </table:table-cell>
          <table:table-cell table:formula="of:=(0.636619772367581 / [.C$10]) * ((1 - [.C$9]) / ([.B30]/( [.C$10]/2) * [.B30]/( [.C$10]/2) + 1)  +  [.C$9] * (1 + 0.5 * [.B30]/( [.C$10]/2) * [.B30]/( [.C$10]/2)) / ( ([.B30]/( [.C$10]/2) * [.B30]/( [.C$10]/2) + 1) + [.B30]/( [.C$10]/2) * [.B30]/( [.C$10]/2) * [.B30]/( [.C$10]/2) * [.B30]/([.C$10] /2)))" office:value-type="float" office:value="0.181349251890931" calcext:value-type="float">
            <text:p>0.181349251890931</text:p>
          </table:table-cell>
          <table:table-cell table:formula="of:=[.U30]-[.K3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0]+0.05" office:value-type="float" office:value="0.95" calcext:value-type="float">
            <text:p>0.95</text:p>
          </table:table-cell>
          <table:table-cell table:formula="of:=[.B31]/(0.5*[.C$10])" office:value-type="float" office:value="0.95" calcext:value-type="float">
            <text:p>0.95</text:p>
          </table:table-cell>
          <table:table-cell table:formula="of:=[.C31]*[.C31]" office:value-type="float" office:value="0.902500000000001" calcext:value-type="float">
            <text:p>0.902500000000001</text:p>
          </table:table-cell>
          <table:table-cell table:formula="of:=1+[.D31]" office:value-type="float" office:value="1.9025" calcext:value-type="float">
            <text:p>1.9025</text:p>
          </table:table-cell>
          <table:table-cell table:formula="of:=(1-[.C$9])/[.E31]" office:value-type="float" office:value="0" calcext:value-type="float">
            <text:p>0</text:p>
          </table:table-cell>
          <table:table-cell table:formula="of:=[.C$9]*(1+0.5*[.D31])/([.E31]+[.D31]*[.D31])" office:value-type="float" office:value="0.534135687026852" calcext:value-type="float">
            <text:p>0.534135687026852</text:p>
          </table:table-cell>
          <table:table-cell table:formula="of:=([.G31]+[.F31])*(1/(PI()*0.5*[.C$10]))" office:value-type="float" office:value="0.170020669744218" calcext:value-type="float">
            <text:p>0.170020669744218</text:p>
          </table:table-cell>
          <table:table-cell/>
          <table:table-cell table:formula="of:=[.B31]+0" office:value-type="float" office:value="0.95" calcext:value-type="float">
            <text:p>0.95</text:p>
          </table:table-cell>
          <table:table-cell table:formula="of:=[.H31]+0" office:value-type="float" office:value="0.170020669744218" calcext:value-type="float">
            <text:p>0.170020669744218</text:p>
          </table:table-cell>
          <table:table-cell table:formula="of:=(1/(PI()*0.5*[.C$10]))/[.E31]" office:value-type="float" office:value="0.167311372501335" calcext:value-type="float">
            <text:p>0.167311372501335</text:p>
          </table:table-cell>
          <table:table-cell table:formula="of:=(1/(PI()*0.5*[.C$10]))*EXP(-[.D31]*LN(2))" office:value-type="float" office:value="0.170282711171628" calcext:value-type="float">
            <text:p>0.170282711171628</text:p>
          </table:table-cell>
          <table:table-cell table:formula="of:==([.N$9]*(1+0.5*[.$D31])/([.$E31]+[.$D31]*[.$D31])+(1-[.N$9])/[.$E31])*(1/(PI()*0.5*[.C$10]))" office:value-type="float" office:value="0.165956723879894" calcext:value-type="float">
            <text:p>0.165956723879894</text:p>
          </table:table-cell>
          <table:table-cell table:formula="of:==([.O$9]*(1+0.5*[.$D31])/([.$E31]+[.$D31]*[.$D31])+(1-[.O$9])/[.$E31])*(1/(PI()*0.5*[.C$10]))" office:value-type="float" office:value="0.171375318365659" calcext:value-type="float">
            <text:p>0.171375318365659</text:p>
          </table:table-cell>
          <table:table-cell/>
          <table:table-cell table:formula="of:=0.636619772367581 / ([.C$10] * (([.B31]/([.C$10]/2)) * ([.B31]/([.C$10]/2)) + 1))" office:value-type="float" office:value="0.167311372501335" calcext:value-type="float">
            <text:p>0.167311372501335</text:p>
          </table:table-cell>
          <table:table-cell table:formula="of:=[.Q31]-[.L31]" office:value-type="float" office:value="0" calcext:value-type="float">
            <text:p>0</text:p>
          </table:table-cell>
          <table:table-cell table:formula="of:=(0.636619772367581 / [.C$10]) * EXP(-[.B31] * [.B31] / (0.360673760222241 * [.C$10] * [.C$10]))" office:value-type="float" office:value="0.170282711171628" calcext:value-type="float">
            <text:p>0.170282711171628</text:p>
          </table:table-cell>
          <table:table-cell table:formula="of:=[.S31]-[.M31]" office:value-type="float" office:value="0" calcext:value-type="float">
            <text:p>0</text:p>
          </table:table-cell>
          <table:table-cell table:formula="of:=(0.636619772367581 / [.C$10]) * ((1 - [.C$9]) / ([.B31]/( [.C$10]/2) * [.B31]/( [.C$10]/2) + 1)  +  [.C$9] * (1 + 0.5 * [.B31]/( [.C$10]/2) * [.B31]/( [.C$10]/2)) / ( ([.B31]/( [.C$10]/2) * [.B31]/( [.C$10]/2) + 1) + [.B31]/( [.C$10]/2) * [.B31]/( [.C$10]/2) * [.B31]/( [.C$10]/2) * [.B31]/([.C$10] /2)))" office:value-type="float" office:value="0.170020669744218" calcext:value-type="float">
            <text:p>0.170020669744218</text:p>
          </table:table-cell>
          <table:table-cell table:formula="of:=[.U31]-[.K3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1]+0.05" office:value-type="float" office:value="1" calcext:value-type="float">
            <text:p>1</text:p>
          </table:table-cell>
          <table:table-cell table:formula="of:=[.B32]/(0.5*[.C$10])" office:value-type="float" office:value="1" calcext:value-type="float">
            <text:p>1</text:p>
          </table:table-cell>
          <table:table-cell table:formula="of:=[.C32]*[.C32]" office:value-type="float" office:value="1" calcext:value-type="float">
            <text:p>1</text:p>
          </table:table-cell>
          <table:table-cell table:formula="of:=1+[.D32]" office:value-type="float" office:value="2" calcext:value-type="float">
            <text:p>2</text:p>
          </table:table-cell>
          <table:table-cell table:formula="of:=(1-[.C$9])/[.E32]" office:value-type="float" office:value="0" calcext:value-type="float">
            <text:p>0</text:p>
          </table:table-cell>
          <table:table-cell table:formula="of:=[.C$9]*(1+0.5*[.D32])/([.E32]+[.D32]*[.D32])" office:value-type="float" office:value="0.5" calcext:value-type="float">
            <text:p>0.5</text:p>
          </table:table-cell>
          <table:table-cell table:formula="of:=([.G32]+[.F32])*(1/(PI()*0.5*[.C$10]))" office:value-type="float" office:value="0.159154943091895" calcext:value-type="float">
            <text:p>0.159154943091895</text:p>
          </table:table-cell>
          <table:table-cell/>
          <table:table-cell table:formula="of:=[.B32]+0" office:value-type="float" office:value="1" calcext:value-type="float">
            <text:p>1</text:p>
          </table:table-cell>
          <table:table-cell table:formula="of:=[.H32]+0" office:value-type="float" office:value="0.159154943091895" calcext:value-type="float">
            <text:p>0.159154943091895</text:p>
          </table:table-cell>
          <table:table-cell table:formula="of:=(1/(PI()*0.5*[.C$10]))/[.E32]" office:value-type="float" office:value="0.159154943091895" calcext:value-type="float">
            <text:p>0.159154943091895</text:p>
          </table:table-cell>
          <table:table-cell table:formula="of:=(1/(PI()*0.5*[.C$10]))*EXP(-[.D32]*LN(2))" office:value-type="float" office:value="0.159154943091895" calcext:value-type="float">
            <text:p>0.159154943091895</text:p>
          </table:table-cell>
          <table:table-cell table:formula="of:==([.N$9]*(1+0.5*[.$D32])/([.$E32]+[.$D32]*[.$D32])+(1-[.N$9])/[.$E32])*(1/(PI()*0.5*[.C$10]))" office:value-type="float" office:value="0.159154943091895" calcext:value-type="float">
            <text:p>0.159154943091895</text:p>
          </table:table-cell>
          <table:table-cell table:formula="of:==([.O$9]*(1+0.5*[.$D32])/([.$E32]+[.$D32]*[.$D32])+(1-[.O$9])/[.$E32])*(1/(PI()*0.5*[.C$10]))" office:value-type="float" office:value="0.159154943091895" calcext:value-type="float">
            <text:p>0.159154943091895</text:p>
          </table:table-cell>
          <table:table-cell/>
          <table:table-cell table:formula="of:=0.636619772367581 / ([.C$10] * (([.B32]/([.C$10]/2)) * ([.B32]/([.C$10]/2)) + 1))" office:value-type="float" office:value="0.159154943091895" calcext:value-type="float">
            <text:p>0.159154943091895</text:p>
          </table:table-cell>
          <table:table-cell table:formula="of:=[.Q32]-[.L32]" office:value-type="float" office:value="0" calcext:value-type="float">
            <text:p>0</text:p>
          </table:table-cell>
          <table:table-cell table:formula="of:=(0.636619772367581 / [.C$10]) * EXP(-[.B32] * [.B32] / (0.360673760222241 * [.C$10] * [.C$10]))" office:value-type="float" office:value="0.159154943091895" calcext:value-type="float">
            <text:p>0.159154943091895</text:p>
          </table:table-cell>
          <table:table-cell table:formula="of:=[.S32]-[.M32]" office:value-type="float" office:value="0" calcext:value-type="float">
            <text:p>0</text:p>
          </table:table-cell>
          <table:table-cell table:formula="of:=(0.636619772367581 / [.C$10]) * ((1 - [.C$9]) / ([.B32]/( [.C$10]/2) * [.B32]/( [.C$10]/2) + 1)  +  [.C$9] * (1 + 0.5 * [.B32]/( [.C$10]/2) * [.B32]/( [.C$10]/2)) / ( ([.B32]/( [.C$10]/2) * [.B32]/( [.C$10]/2) + 1) + [.B32]/( [.C$10]/2) * [.B32]/( [.C$10]/2) * [.B32]/( [.C$10]/2) * [.B32]/([.C$10] /2)))" office:value-type="float" office:value="0.159154943091895" calcext:value-type="float">
            <text:p>0.159154943091895</text:p>
          </table:table-cell>
          <table:table-cell table:formula="of:=[.U32]-[.K3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2]+0.05" office:value-type="float" office:value="1.05" calcext:value-type="float">
            <text:p>1.05</text:p>
          </table:table-cell>
          <table:table-cell table:formula="of:=[.B33]/(0.5*[.C$10])" office:value-type="float" office:value="1.05" calcext:value-type="float">
            <text:p>1.05</text:p>
          </table:table-cell>
          <table:table-cell table:formula="of:=[.C33]*[.C33]" office:value-type="float" office:value="1.1025" calcext:value-type="float">
            <text:p>1.1025</text:p>
          </table:table-cell>
          <table:table-cell table:formula="of:=1+[.D33]" office:value-type="float" office:value="2.1025" calcext:value-type="float">
            <text:p>2.1025</text:p>
          </table:table-cell>
          <table:table-cell table:formula="of:=(1-[.C$9])/[.E33]" office:value-type="float" office:value="0" calcext:value-type="float">
            <text:p>0</text:p>
          </table:table-cell>
          <table:table-cell table:formula="of:=[.C$9]*(1+0.5*[.D33])/([.E33]+[.D33]*[.D33])" office:value-type="float" office:value="0.467524737182156" calcext:value-type="float">
            <text:p>0.467524737182156</text:p>
          </table:table-cell>
          <table:table-cell table:formula="of:=([.G33]+[.F33])*(1/(PI()*0.5*[.C$10]))" office:value-type="float" office:value="0.148817745880559" calcext:value-type="float">
            <text:p>0.148817745880559</text:p>
          </table:table-cell>
          <table:table-cell/>
          <table:table-cell table:formula="of:=[.B33]+0" office:value-type="float" office:value="1.05" calcext:value-type="float">
            <text:p>1.05</text:p>
          </table:table-cell>
          <table:table-cell table:formula="of:=[.H33]+0" office:value-type="float" office:value="0.148817745880559" calcext:value-type="float">
            <text:p>0.148817745880559</text:p>
          </table:table-cell>
          <table:table-cell table:formula="of:=(1/(PI()*0.5*[.C$10]))/[.E33]" office:value-type="float" office:value="0.151395903060067" calcext:value-type="float">
            <text:p>0.151395903060067</text:p>
          </table:table-cell>
          <table:table-cell table:formula="of:=(1/(PI()*0.5*[.C$10]))*EXP(-[.D33]*LN(2))" office:value-type="float" office:value="0.148239710130052" calcext:value-type="float">
            <text:p>0.148239710130052</text:p>
          </table:table-cell>
          <table:table-cell table:formula="of:==([.N$9]*(1+0.5*[.$D33])/([.$E33]+[.$D33]*[.$D33])+(1-[.N$9])/[.$E33])*(1/(PI()*0.5*[.C$10]))" office:value-type="float" office:value="0.152684981649821" calcext:value-type="float">
            <text:p>0.152684981649821</text:p>
          </table:table-cell>
          <table:table-cell table:formula="of:==([.O$9]*(1+0.5*[.$D33])/([.$E33]+[.$D33]*[.$D33])+(1-[.O$9])/[.$E33])*(1/(PI()*0.5*[.C$10]))" office:value-type="float" office:value="0.147528667290804" calcext:value-type="float">
            <text:p>0.147528667290804</text:p>
          </table:table-cell>
          <table:table-cell/>
          <table:table-cell table:formula="of:=0.636619772367581 / ([.C$10] * (([.B33]/([.C$10]/2)) * ([.B33]/([.C$10]/2)) + 1))" office:value-type="float" office:value="0.151395903060067" calcext:value-type="float">
            <text:p>0.151395903060067</text:p>
          </table:table-cell>
          <table:table-cell table:formula="of:=[.Q33]-[.L33]" office:value-type="float" office:value="0" calcext:value-type="float">
            <text:p>0</text:p>
          </table:table-cell>
          <table:table-cell table:formula="of:=(0.636619772367581 / [.C$10]) * EXP(-[.B33] * [.B33] / (0.360673760222241 * [.C$10] * [.C$10]))" office:value-type="float" office:value="0.148239710130052" calcext:value-type="float">
            <text:p>0.148239710130052</text:p>
          </table:table-cell>
          <table:table-cell table:formula="of:=[.S33]-[.M33]" office:value-type="float" office:value="0" calcext:value-type="float">
            <text:p>0</text:p>
          </table:table-cell>
          <table:table-cell table:formula="of:=(0.636619772367581 / [.C$10]) * ((1 - [.C$9]) / ([.B33]/( [.C$10]/2) * [.B33]/( [.C$10]/2) + 1)  +  [.C$9] * (1 + 0.5 * [.B33]/( [.C$10]/2) * [.B33]/( [.C$10]/2)) / ( ([.B33]/( [.C$10]/2) * [.B33]/( [.C$10]/2) + 1) + [.B33]/( [.C$10]/2) * [.B33]/( [.C$10]/2) * [.B33]/( [.C$10]/2) * [.B33]/([.C$10] /2)))" office:value-type="float" office:value="0.148817745880559" calcext:value-type="float">
            <text:p>0.148817745880559</text:p>
          </table:table-cell>
          <table:table-cell table:formula="of:=[.U33]-[.K3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3]+0.05" office:value-type="float" office:value="1.1" calcext:value-type="float">
            <text:p>1.1</text:p>
          </table:table-cell>
          <table:table-cell table:formula="of:=[.B34]/(0.5*[.C$10])" office:value-type="float" office:value="1.1" calcext:value-type="float">
            <text:p>1.1</text:p>
          </table:table-cell>
          <table:table-cell table:formula="of:=[.C34]*[.C34]" office:value-type="float" office:value="1.21" calcext:value-type="float">
            <text:p>1.21</text:p>
          </table:table-cell>
          <table:table-cell table:formula="of:=1+[.D34]" office:value-type="float" office:value="2.21" calcext:value-type="float">
            <text:p>2.21</text:p>
          </table:table-cell>
          <table:table-cell table:formula="of:=(1-[.C$9])/[.E34]" office:value-type="float" office:value="0" calcext:value-type="float">
            <text:p>0</text:p>
          </table:table-cell>
          <table:table-cell table:formula="of:=[.C$9]*(1+0.5*[.D34])/([.E34]+[.D34]*[.D34])" office:value-type="float" office:value="0.43684167551237" calcext:value-type="float">
            <text:p>0.43684167551237</text:p>
          </table:table-cell>
          <table:table-cell table:formula="of:=([.G34]+[.F34])*(1/(PI()*0.5*[.C$10]))" office:value-type="float" office:value="0.139051024012679" calcext:value-type="float">
            <text:p>0.139051024012679</text:p>
          </table:table-cell>
          <table:table-cell/>
          <table:table-cell table:formula="of:=[.B34]+0" office:value-type="float" office:value="1.1" calcext:value-type="float">
            <text:p>1.1</text:p>
          </table:table-cell>
          <table:table-cell table:formula="of:=[.H34]+0" office:value-type="float" office:value="0.139051024012679" calcext:value-type="float">
            <text:p>0.139051024012679</text:p>
          </table:table-cell>
          <table:table-cell table:formula="of:=(1/(PI()*0.5*[.C$10]))/[.E34]" office:value-type="float" office:value="0.144031622707598" calcext:value-type="float">
            <text:p>0.144031622707598</text:p>
          </table:table-cell>
          <table:table-cell table:formula="of:=(1/(PI()*0.5*[.C$10]))*EXP(-[.D34]*LN(2))" office:value-type="float" office:value="0.137595373849628" calcext:value-type="float">
            <text:p>0.137595373849628</text:p>
          </table:table-cell>
          <table:table-cell table:formula="of:==([.N$9]*(1+0.5*[.$D34])/([.$E34]+[.$D34]*[.$D34])+(1-[.N$9])/[.$E34])*(1/(PI()*0.5*[.C$10]))" office:value-type="float" office:value="0.146521922055057" calcext:value-type="float">
            <text:p>0.146521922055057</text:p>
          </table:table-cell>
          <table:table-cell table:formula="of:==([.O$9]*(1+0.5*[.$D34])/([.$E34]+[.$D34]*[.$D34])+(1-[.O$9])/[.$E34])*(1/(PI()*0.5*[.C$10]))" office:value-type="float" office:value="0.13656072466522" calcext:value-type="float">
            <text:p>0.13656072466522</text:p>
          </table:table-cell>
          <table:table-cell/>
          <table:table-cell table:formula="of:=0.636619772367581 / ([.C$10] * (([.B34]/([.C$10]/2)) * ([.B34]/([.C$10]/2)) + 1))" office:value-type="float" office:value="0.144031622707598" calcext:value-type="float">
            <text:p>0.144031622707598</text:p>
          </table:table-cell>
          <table:table-cell table:formula="of:=[.Q34]-[.L34]" office:value-type="float" office:value="0" calcext:value-type="float">
            <text:p>0</text:p>
          </table:table-cell>
          <table:table-cell table:formula="of:=(0.636619772367581 / [.C$10]) * EXP(-[.B34] * [.B34] / (0.360673760222241 * [.C$10] * [.C$10]))" office:value-type="float" office:value="0.137595373849628" calcext:value-type="float">
            <text:p>0.137595373849628</text:p>
          </table:table-cell>
          <table:table-cell table:formula="of:=[.S34]-[.M34]" office:value-type="float" office:value="0" calcext:value-type="float">
            <text:p>0</text:p>
          </table:table-cell>
          <table:table-cell table:formula="of:=(0.636619772367581 / [.C$10]) * ((1 - [.C$9]) / ([.B34]/( [.C$10]/2) * [.B34]/( [.C$10]/2) + 1)  +  [.C$9] * (1 + 0.5 * [.B34]/( [.C$10]/2) * [.B34]/( [.C$10]/2)) / ( ([.B34]/( [.C$10]/2) * [.B34]/( [.C$10]/2) + 1) + [.B34]/( [.C$10]/2) * [.B34]/( [.C$10]/2) * [.B34]/( [.C$10]/2) * [.B34]/([.C$10] /2)))" office:value-type="float" office:value="0.139051024012679" calcext:value-type="float">
            <text:p>0.139051024012679</text:p>
          </table:table-cell>
          <table:table-cell table:formula="of:=[.U34]-[.K3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4]+0.05" office:value-type="float" office:value="1.15" calcext:value-type="float">
            <text:p>1.15</text:p>
          </table:table-cell>
          <table:table-cell table:formula="of:=[.B35]/(0.5*[.C$10])" office:value-type="float" office:value="1.15" calcext:value-type="float">
            <text:p>1.15</text:p>
          </table:table-cell>
          <table:table-cell table:formula="of:=[.C35]*[.C35]" office:value-type="float" office:value="1.3225" calcext:value-type="float">
            <text:p>1.3225</text:p>
          </table:table-cell>
          <table:table-cell table:formula="of:=1+[.D35]" office:value-type="float" office:value="2.3225" calcext:value-type="float">
            <text:p>2.3225</text:p>
          </table:table-cell>
          <table:table-cell table:formula="of:=(1-[.C$9])/[.E35]" office:value-type="float" office:value="0" calcext:value-type="float">
            <text:p>0</text:p>
          </table:table-cell>
          <table:table-cell table:formula="of:=[.C$9]*(1+0.5*[.D35])/([.E35]+[.D35]*[.D35])" office:value-type="float" office:value="0.408018531225391" calcext:value-type="float">
            <text:p>0.408018531225391</text:p>
          </table:table-cell>
          <table:table-cell table:formula="of:=([.G35]+[.F35])*(1/(PI()*0.5*[.C$10]))" office:value-type="float" office:value="0.129876332235232" calcext:value-type="float">
            <text:p>0.129876332235232</text:p>
          </table:table-cell>
          <table:table-cell/>
          <table:table-cell table:formula="of:=[.B35]+0" office:value-type="float" office:value="1.15" calcext:value-type="float">
            <text:p>1.15</text:p>
          </table:table-cell>
          <table:table-cell table:formula="of:=[.H35]+0" office:value-type="float" office:value="0.129876332235232" calcext:value-type="float">
            <text:p>0.129876332235232</text:p>
          </table:table-cell>
          <table:table-cell table:formula="of:=(1/(PI()*0.5*[.C$10]))/[.E35]" office:value-type="float" office:value="0.137054848733602" calcext:value-type="float">
            <text:p>0.137054848733602</text:p>
          </table:table-cell>
          <table:table-cell table:formula="of:=(1/(PI()*0.5*[.C$10]))*EXP(-[.D35]*LN(2))" office:value-type="float" office:value="0.127273491425214" calcext:value-type="float">
            <text:p>0.127273491425214</text:p>
          </table:table-cell>
          <table:table-cell table:formula="of:==([.N$9]*(1+0.5*[.$D35])/([.$E35]+[.$D35]*[.$D35])+(1-[.N$9])/[.$E35])*(1/(PI()*0.5*[.C$10]))" office:value-type="float" office:value="0.140644106982787" calcext:value-type="float">
            <text:p>0.140644106982787</text:p>
          </table:table-cell>
          <table:table-cell table:formula="of:==([.O$9]*(1+0.5*[.$D35])/([.$E35]+[.$D35]*[.$D35])+(1-[.O$9])/[.$E35])*(1/(PI()*0.5*[.C$10]))" office:value-type="float" office:value="0.126287073986046" calcext:value-type="float">
            <text:p>0.126287073986046</text:p>
          </table:table-cell>
          <table:table-cell/>
          <table:table-cell table:formula="of:=0.636619772367581 / ([.C$10] * (([.B35]/([.C$10]/2)) * ([.B35]/([.C$10]/2)) + 1))" office:value-type="float" office:value="0.137054848733602" calcext:value-type="float">
            <text:p>0.137054848733602</text:p>
          </table:table-cell>
          <table:table-cell table:formula="of:=[.Q35]-[.L35]" office:value-type="float" office:value="0" calcext:value-type="float">
            <text:p>0</text:p>
          </table:table-cell>
          <table:table-cell table:formula="of:=(0.636619772367581 / [.C$10]) * EXP(-[.B35] * [.B35] / (0.360673760222241 * [.C$10] * [.C$10]))" office:value-type="float" office:value="0.127273491425214" calcext:value-type="float">
            <text:p>0.127273491425214</text:p>
          </table:table-cell>
          <table:table-cell table:formula="of:=[.S35]-[.M35]" office:value-type="float" office:value="0" calcext:value-type="float">
            <text:p>0</text:p>
          </table:table-cell>
          <table:table-cell table:formula="of:=(0.636619772367581 / [.C$10]) * ((1 - [.C$9]) / ([.B35]/( [.C$10]/2) * [.B35]/( [.C$10]/2) + 1)  +  [.C$9] * (1 + 0.5 * [.B35]/( [.C$10]/2) * [.B35]/( [.C$10]/2)) / ( ([.B35]/( [.C$10]/2) * [.B35]/( [.C$10]/2) + 1) + [.B35]/( [.C$10]/2) * [.B35]/( [.C$10]/2) * [.B35]/( [.C$10]/2) * [.B35]/([.C$10] /2)))" office:value-type="float" office:value="0.129876332235232" calcext:value-type="float">
            <text:p>0.129876332235232</text:p>
          </table:table-cell>
          <table:table-cell table:formula="of:=[.U35]-[.K3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5]+0.05" office:value-type="float" office:value="1.2" calcext:value-type="float">
            <text:p>1.2</text:p>
          </table:table-cell>
          <table:table-cell table:number-columns-repeated="14"/>
          <table:table-cell table:formula="of:=0.636619772367581 / ([.C$10] * (([.B36]/([.C$10]/2)) * ([.B36]/([.C$10]/2)) + 1))" office:value-type="float" office:value="0.130454871386799" calcext:value-type="float">
            <text:p>0.130454871386799</text:p>
          </table:table-cell>
          <table:table-cell table:formula="of:=[.Q36]-[.L36]" office:value-type="float" office:value="0.130454871386799" calcext:value-type="float">
            <text:p>0.130454871386799</text:p>
          </table:table-cell>
          <table:table-cell table:number-columns-repeated="3"/>
          <table:table-cell table:formula="of:=[.U36]-[.K3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Q37]-[.L37]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3:07:23.2354949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mien Jeannerat</meta:initial-creator>
    <meta:creation-date>2023-11-07T15:47:11.729225721</meta:creation-date>
    <dc:date>2023-11-08T15:00:57.652672714</dc:date>
    <dc:creator>Damien Jeannerat</dc:creator>
    <meta:editing-duration>PT3H39M26S</meta:editing-duration>
    <meta:editing-cycles>11</meta:editing-cycles>
    <meta:generator>LibreOffice/7.5.3.2$MacOSX_AARCH64 LibreOffice_project/9f56dff12ba03b9acd7730a5a481eea045e468f3</meta:generator>
    <meta:document-statistic meta:table-count="1" meta:cell-count="488" meta:object-count="1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51cm" svg:stroke-color="#33cc66" draw:fill-color="#33cc6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102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323dc" draw:fill-color="#2323d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1cm" svg:stroke-color="#ff950e" draw:fill-color="#ff95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96cm" svg:height="16.067cm" xlink:href=".." xlink:type="simple" chart:class="chart:scatter" chart:style-name="ch1">
        <chart:legend chart:legend-position="end" svg:x="13.424cm" svg:y="6.73cm" style:legend-expansion="high" chart:style-name="ch2"/>
        <chart:plot-area chart:style-name="ch3" table:cell-range-address="Sheet1.J11:Sheet1.O35" chart:data-source-has-labels="row" svg:x="0.381cm" svg:y="0.321cm" svg:width="12.662cm" svg:height="15.425cm">
          <chart:coordinate-region svg:x="1.291cm" svg:y="0.522cm" svg:width="11.515cm" svg:height="14.5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2:Sheet1.K35" chart:label-cell-address="Sheet1.K11:Sheet1.K11" chart:class="chart:scatter">
            <chart:domain table:cell-range-address="Sheet1.J12:Sheet1.J35"/>
            <chart:data-point chart:repeated="24"/>
          </chart:series>
          <chart:series chart:style-name="ch7" chart:values-cell-range-address="Sheet1.L12:Sheet1.L35" chart:label-cell-address="Sheet1.L11:Sheet1.L11" chart:class="chart:scatter">
            <chart:data-point chart:repeated="24"/>
          </chart:series>
          <chart:series chart:style-name="ch8" chart:values-cell-range-address="Sheet1.M12:Sheet1.M35" chart:label-cell-address="Sheet1.M11:Sheet1.M11" chart:class="chart:scatter">
            <chart:data-point chart:repeated="24"/>
          </chart:series>
          <chart:series chart:style-name="ch9" chart:values-cell-range-address="Sheet1.N12:Sheet1.N35" chart:label-cell-address="Sheet1.N11:Sheet1.N11" chart:class="chart:scatter">
            <chart:data-point chart:repeated="24"/>
          </chart:series>
          <chart:series chart:style-name="ch10" chart:values-cell-range-address="Sheet1.O12:Sheet1.O35" chart:label-cell-address="Sheet1.O11:Sheet1.O11" chart:class="chart:scatte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K = 0.75</text:p>
                <draw:g>
                  <svg:desc>Sheet1.K11:Sheet1.K11</svg:desc>
                </draw:g>
              </table:table-cell>
              <table:table-cell office:value-type="string">
                <text:p>K = 0 (pure Lorentzian)</text:p>
                <draw:g>
                  <svg:desc>Sheet1.L11:Sheet1.L11</svg:desc>
                </draw:g>
              </table:table-cell>
              <table:table-cell office:value-type="string">
                <text:p>True Gaussian</text:p>
                <draw:g>
                  <svg:desc>Sheet1.M11:Sheet1.M11</svg:desc>
                </draw:g>
              </table:table-cell>
              <table:table-cell office:value-type="string">
                <text:p>K = -0.5</text:p>
                <draw:g>
                  <svg:desc>Sheet1.N11:Sheet1.N11</svg:desc>
                </draw:g>
              </table:table-cell>
              <table:table-cell office:value-type="string">
                <text:p>K = 1.5</text:p>
                <draw:g>
                  <svg:desc>Sheet1.O11:Sheet1.O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2:Sheet1.J35</svg:desc>
                </draw:g>
              </table:table-cell>
              <table:table-cell office:value-type="float" office:value="0.318309886183791">
                <text:p>0.318309886183791</text:p>
                <draw:g>
                  <svg:desc>Sheet1.K12:Sheet1.K35</svg:desc>
                </draw:g>
              </table:table-cell>
              <table:table-cell office:value-type="float" office:value="0.318309886183791">
                <text:p>0.318309886183791</text:p>
                <draw:g>
                  <svg:desc>Sheet1.L12:Sheet1.L35</svg:desc>
                </draw:g>
              </table:table-cell>
              <table:table-cell office:value-type="float" office:value="0.318309886183791">
                <text:p>0.318309886183791</text:p>
                <draw:g>
                  <svg:desc>Sheet1.M12:Sheet1.M35</svg:desc>
                </draw:g>
              </table:table-cell>
              <table:table-cell office:value-type="float" office:value="0.318309886183791">
                <text:p>0.318309886183791</text:p>
                <draw:g>
                  <svg:desc>Sheet1.N12:Sheet1.N35</svg:desc>
                </draw:g>
              </table:table-cell>
              <table:table-cell office:value-type="float" office:value="0.318309886183791">
                <text:p>0.318309886183791</text:p>
                <draw:g>
                  <svg:desc>Sheet1.O12:Sheet1.O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317911009075026">
                <text:p>0.317911009075026</text:p>
              </table:table-cell>
              <table:table-cell office:value-type="float" office:value="0.317516095943931">
                <text:p>0.317516095943931</text:p>
              </table:table-cell>
              <table:table-cell office:value-type="float" office:value="0.317758774822924">
                <text:p>0.317758774822924</text:p>
              </table:table-cell>
              <table:table-cell office:value-type="float" office:value="0.317318639378383">
                <text:p>0.317318639378383</text:p>
              </table:table-cell>
              <table:table-cell office:value-type="float" office:value="0.318108465640574">
                <text:p>0.318108465640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3167027379613">
                <text:p>0.3167027379613</text:p>
              </table:table-cell>
              <table:table-cell office:value-type="float" office:value="0.315158303152268">
                <text:p>0.315158303152268</text:p>
              </table:table-cell>
              <table:table-cell office:value-type="float" office:value="0.31611115919254">
                <text:p>0.31611115919254</text:p>
              </table:table-cell>
              <table:table-cell office:value-type="float" office:value="0.314386085747752">
                <text:p>0.314386085747752</text:p>
              </table:table-cell>
              <table:table-cell office:value-type="float" office:value="0.317474955365817">
                <text:p>0.317474955365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314651911856216">
                <text:p>0.314651911856216</text:p>
              </table:table-cell>
              <table:table-cell office:value-type="float" office:value="0.311305512160187">
                <text:p>0.311305512160187</text:p>
              </table:table-cell>
              <table:table-cell office:value-type="float" office:value="0.313384095870109">
                <text:p>0.313384095870109</text:p>
              </table:table-cell>
              <table:table-cell office:value-type="float" office:value="0.309632312312172">
                <text:p>0.309632312312172</text:p>
              </table:table-cell>
              <table:table-cell office:value-type="float" office:value="0.316325111704231">
                <text:p>0.316325111704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311708989926523">
                <text:p>0.311708989926523</text:p>
              </table:table-cell>
              <table:table-cell office:value-type="float" office:value="0.306067198253645">
                <text:p>0.306067198253645</text:p>
              </table:table-cell>
              <table:table-cell office:value-type="float" office:value="0.309605685606906">
                <text:p>0.309605685606906</text:p>
              </table:table-cell>
              <table:table-cell office:value-type="float" office:value="0.303246302417206">
                <text:p>0.303246302417206</text:p>
              </table:table-cell>
              <table:table-cell office:value-type="float" office:value="0.314529885762962">
                <text:p>0.314529885762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307816153672237">
                <text:p>0.307816153672237</text:p>
              </table:table-cell>
              <table:table-cell office:value-type="float" office:value="0.299585775231803">
                <text:p>0.299585775231803</text:p>
              </table:table-cell>
              <table:table-cell office:value-type="float" office:value="0.304814591288388">
                <text:p>0.304814591288388</text:p>
              </table:table-cell>
              <table:table-cell office:value-type="float" office:value="0.295470586011586">
                <text:p>0.295470586011586</text:p>
              </table:table-cell>
              <table:table-cell office:value-type="float" office:value="0.311931342892454">
                <text:p>0.311931342892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302917613206503">
                <text:p>0.302917613206503</text:p>
              </table:table-cell>
              <table:table-cell office:value-type="float" office:value="0.292027418517239">
                <text:p>0.292027418517239</text:p>
              </table:table-cell>
              <table:table-cell office:value-type="float" office:value="0.299059379369394">
                <text:p>0.299059379369394</text:p>
              </table:table-cell>
              <table:table-cell office:value-type="float" office:value="0.286582321172607">
                <text:p>0.286582321172607</text:p>
              </table:table-cell>
              <table:table-cell office:value-type="float" office:value="0.308362710551135">
                <text:p>0.308362710551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296970998368183">
                <text:p>0.296970998368183</text:p>
              </table:table-cell>
              <table:table-cell office:value-type="float" office:value="0.28357228167821">
                <text:p>0.28357228167821</text:p>
              </table:table-cell>
              <table:table-cell office:value-type="float" office:value="0.292397700469746">
                <text:p>0.292397700469746</text:p>
              </table:table-cell>
              <table:table-cell office:value-type="float" office:value="0.276872923333224">
                <text:p>0.276872923333224</text:p>
              </table:table-cell>
              <table:table-cell office:value-type="float" office:value="0.303670356713169">
                <text:p>0.303670356713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289958398345558">
                <text:p>0.289958398345558</text:p>
              </table:table-cell>
              <table:table-cell office:value-type="float" office:value="0.274405074296371">
                <text:p>0.274405074296371</text:p>
              </table:table-cell>
              <table:table-cell office:value-type="float" office:value="0.284895328458722">
                <text:p>0.284895328458722</text:p>
              </table:table-cell>
              <table:table-cell office:value-type="float" office:value="0.266628412271778">
                <text:p>0.266628412271778</text:p>
              </table:table-cell>
              <table:table-cell office:value-type="float" office:value="0.297735060370152">
                <text:p>0.297735060370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281895456625087">
                <text:p>0.281895456625087</text:p>
              </table:table-cell>
              <table:table-cell office:value-type="float" office:value="0.264706766057206">
                <text:p>0.264706766057206</text:p>
              </table:table-cell>
              <table:table-cell office:value-type="float" office:value="0.276625080414383">
                <text:p>0.276625080414383</text:p>
              </table:table-cell>
              <table:table-cell office:value-type="float" office:value="0.256112420773266">
                <text:p>0.256112420773266</text:p>
              </table:table-cell>
              <table:table-cell office:value-type="float" office:value="0.290489801909027">
                <text:p>0.2904898019090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272837045300392">
                <text:p>0.272837045300392</text:p>
              </table:table-cell>
              <table:table-cell office:value-type="float" office:value="0.254647908947033">
                <text:p>0.254647908947033</text:p>
              </table:table-cell>
              <table:table-cell office:value-type="float" office:value="0.267665642231768">
                <text:p>0.267665642231768</text:p>
              </table:table-cell>
              <table:table-cell office:value-type="float" office:value="0.245553340770353">
                <text:p>0.245553340770353</text:p>
              </table:table-cell>
              <table:table-cell office:value-type="float" office:value="0.281931613477072">
                <text:p>0.281931613477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262878488865519">
                <text:p>0.262878488865519</text:p>
              </table:table-cell>
              <table:table-cell office:value-type="float" office:value="0.244383789776423">
                <text:p>0.244383789776423</text:p>
              </table:table-cell>
              <table:table-cell office:value-type="float" office:value="0.258100326313142">
                <text:p>0.258100326313142</text:p>
              </table:table-cell>
              <table:table-cell office:value-type="float" office:value="0.235136440231875">
                <text:p>0.235136440231875</text:p>
              </table:table-cell>
              <table:table-cell office:value-type="float" office:value="0.272125838410067">
                <text:p>0.272125838410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252152031214335">
                <text:p>0.252152031214335</text:p>
              </table:table-cell>
              <table:table-cell office:value-type="float" office:value="0.234051386899846">
                <text:p>0.234051386899846</text:p>
              </table:table-cell>
              <table:table-cell office:value-type="float" office:value="0.248015788670175">
                <text:p>0.248015788670175</text:p>
              </table:table-cell>
              <table:table-cell office:value-type="float" office:value="0.225001064742602">
                <text:p>0.225001064742602</text:p>
              </table:table-cell>
              <table:table-cell office:value-type="float" office:value="0.261202353371579">
                <text:p>0.261202353371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240819078401547">
                <text:p>0.240819078401547</text:p>
              </table:table-cell>
              <table:table-cell office:value-type="float" office:value="0.223767934048359">
                <text:p>0.223767934048359</text:p>
              </table:table-cell>
              <table:table-cell office:value-type="float" office:value="0.237500732895604">
                <text:p>0.237500732895604</text:p>
              </table:table-cell>
              <table:table-cell office:value-type="float" office:value="0.215242361871765">
                <text:p>0.215242361871765</text:p>
              </table:table-cell>
              <table:table-cell office:value-type="float" office:value="0.249344650578141">
                <text:p>0.249344650578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229059481127576">
                <text:p>0.229059481127576</text:p>
              </table:table-cell>
              <table:table-cell office:value-type="float" office:value="0.213630796096504">
                <text:p>0.213630796096504</text:p>
              </table:table-cell>
              <table:table-cell office:value-type="float" office:value="0.226644627840254">
                <text:p>0.226644627840254</text:p>
              </table:table-cell>
              <table:table-cell office:value-type="float" office:value="0.205916453580968">
                <text:p>0.205916453580968</text:p>
              </table:table-cell>
              <table:table-cell office:value-type="float" office:value="0.236773823643112">
                <text:p>0.236773823643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217059548166909">
                <text:p>0.217059548166909</text:p>
              </table:table-cell>
              <table:table-cell office:value-type="float" office:value="0.203718327157626">
                <text:p>0.203718327157626</text:p>
              </table:table-cell>
              <table:table-cell office:value-type="float" office:value="0.215536464504625">
                <text:p>0.215536464504625</text:p>
              </table:table-cell>
              <table:table-cell office:value-type="float" office:value="0.197047716652984">
                <text:p>0.197047716652984</text:p>
              </table:table-cell>
              <table:table-cell office:value-type="float" office:value="0.223730158671551">
                <text:p>0.2237301586715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205000512179256">
                <text:p>0.205000512179256</text:p>
              </table:table-cell>
              <table:table-cell office:value-type="float" office:value="0.194091394014507">
                <text:p>0.194091394014507</text:p>
              </table:table-cell>
              <table:table-cell office:value-type="float" office:value="0.204263575689289">
                <text:p>0.204263575689289</text:p>
              </table:table-cell>
              <table:table-cell office:value-type="float" office:value="0.188636834932132">
                <text:p>0.188636834932132</text:p>
              </table:table-cell>
              <table:table-cell office:value-type="float" office:value="0.210455071261631">
                <text:p>0.2104550712616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193048842063899">
                <text:p>0.193048842063899</text:p>
              </table:table-cell>
              <table:table-cell office:value-type="float" office:value="0.184795289511635">
                <text:p>0.184795289511635</text:p>
              </table:table-cell>
              <table:table-cell office:value-type="float" office:value="0.192910539430816">
                <text:p>0.192910539430816</text:p>
              </table:table-cell>
              <table:table-cell office:value-type="float" office:value="0.180668513235502">
                <text:p>0.180668513235502</text:p>
              </table:table-cell>
              <table:table-cell office:value-type="float" office:value="0.197175618340032">
                <text:p>0.1971756183400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181349251890931">
                <text:p>0.181349251890931</text:p>
              </table:table-cell>
              <table:table-cell office:value-type="float" office:value="0.175861815571155">
                <text:p>0.175861815571155</text:p>
              </table:table-cell>
              <table:table-cell office:value-type="float" office:value="0.181558184280338">
                <text:p>0.181558184280338</text:p>
              </table:table-cell>
              <table:table-cell office:value-type="float" office:value="0.173118097411267">
                <text:p>0.173118097411267</text:p>
              </table:table-cell>
              <table:table-cell office:value-type="float" office:value="0.18409297005082">
                <text:p>0.18409297005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170020669744218">
                <text:p>0.170020669744218</text:p>
              </table:table-cell>
              <table:table-cell office:value-type="float" office:value="0.167311372501335">
                <text:p>0.167311372501335</text:p>
              </table:table-cell>
              <table:table-cell office:value-type="float" office:value="0.170282711171628">
                <text:p>0.170282711171628</text:p>
              </table:table-cell>
              <table:table-cell office:value-type="float" office:value="0.165956723879894">
                <text:p>0.165956723879894</text:p>
              </table:table-cell>
              <table:table-cell office:value-type="float" office:value="0.171375318365659">
                <text:p>0.1713753183656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159154943091895">
                <text:p>0.159154943091895</text:p>
              </table:table-cell>
              <table:table-cell office:value-type="float" office:value="0.159154943091895">
                <text:p>0.159154943091895</text:p>
              </table:table-cell>
              <table:table-cell office:value-type="float" office:value="0.159154943091895">
                <text:p>0.159154943091895</text:p>
              </table:table-cell>
              <table:table-cell office:value-type="float" office:value="0.159154943091895">
                <text:p>0.159154943091895</text:p>
              </table:table-cell>
              <table:table-cell office:value-type="float" office:value="0.159154943091895">
                <text:p>0.159154943091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148817745880559">
                <text:p>0.148817745880559</text:p>
              </table:table-cell>
              <table:table-cell office:value-type="float" office:value="0.151395903060067">
                <text:p>0.151395903060067</text:p>
              </table:table-cell>
              <table:table-cell office:value-type="float" office:value="0.148239710130052">
                <text:p>0.148239710130052</text:p>
              </table:table-cell>
              <table:table-cell office:value-type="float" office:value="0.152684981649821">
                <text:p>0.152684981649821</text:p>
              </table:table-cell>
              <table:table-cell office:value-type="float" office:value="0.147528667290804">
                <text:p>0.147528667290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139051024012679">
                <text:p>0.139051024012679</text:p>
              </table:table-cell>
              <table:table-cell office:value-type="float" office:value="0.144031622707598">
                <text:p>0.144031622707598</text:p>
              </table:table-cell>
              <table:table-cell office:value-type="float" office:value="0.137595373849628">
                <text:p>0.137595373849628</text:p>
              </table:table-cell>
              <table:table-cell office:value-type="float" office:value="0.146521922055057">
                <text:p>0.146521922055057</text:p>
              </table:table-cell>
              <table:table-cell office:value-type="float" office:value="0.13656072466522">
                <text:p>0.136560724665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129876332235232">
                <text:p>0.129876332235232</text:p>
              </table:table-cell>
              <table:table-cell office:value-type="float" office:value="0.137054848733602">
                <text:p>0.137054848733602</text:p>
              </table:table-cell>
              <table:table-cell office:value-type="float" office:value="0.127273491425214">
                <text:p>0.127273491425214</text:p>
              </table:table-cell>
              <table:table-cell office:value-type="float" office:value="0.140644106982787">
                <text:p>0.140644106982787</text:p>
              </table:table-cell>
              <table:table-cell office:value-type="float" office:value="0.126287073986046">
                <text:p>0.126287073986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MacOSX_AARCH64 LibreOffice_project/9f56dff12ba03b9acd7730a5a481eea045e468f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stroke-dash draw:name="Fine_20_Dashed" draw:display-name="Fine Dashed" draw:style="rect" draw:dots1="1" draw:dots1-length="197%" draw:distance="197%"/>
  </office:styles>
</office:document-styles>
</file>